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54pt"/>
    </style:style>
    <style:style style:name="co4" style:family="table-column">
      <style:table-column-properties fo:break-before="auto" style:column-width="73.39pt"/>
    </style:style>
    <style:style style:name="co5" style:family="table-column">
      <style:table-column-properties fo:break-before="auto" style:column-width="77.61pt"/>
    </style:style>
    <style:style style:name="co6" style:family="table-column">
      <style:table-column-properties fo:break-before="auto" style:column-width="115.51pt"/>
    </style:style>
    <style:style style:name="co7" style:family="table-column">
      <style:table-column-properties fo:break-before="auto" style:column-width="7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122"/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2">
      <style:table-cell-properties fo:background-color="#cccccc"/>
    </style:style>
    <style:style style:name="ce8" style:family="table-cell" style:parent-style-name="Default">
      <style:table-cell-properties fo:background-color="#ffa6a6"/>
    </style:style>
    <style:style style:name="ce2" style:family="table-cell" style:parent-style-name="Default" style:data-style-name="N2"/>
    <style:style style:name="ce10" style:family="table-cell" style:parent-style-name="Default" style:data-style-name="N0">
      <style:table-cell-properties fo:background-color="#ffa6a6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 style:data-style-name="N10122">
      <style:table-cell-properties fo:background-color="#ffff6d"/>
    </style:style>
    <style:style style:name="ce13" style:family="table-cell" style:parent-style-name="Default" style:data-style-name="N0">
      <style:table-cell-properties fo:background-color="#ffff6d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 style:data-style-name="N127">
      <style:table-cell-properties fo:background-color="#b4c7dc"/>
    </style:style>
    <style:style style:name="ce16" style:family="table-cell" style:parent-style-name="Default" style:data-style-name="N10122">
      <style:table-cell-properties fo:background-color="#b4c7dc"/>
    </style:style>
    <style:style style:name="ce17" style:family="table-cell" style:parent-style-name="Default" style:data-style-name="N0">
      <style:table-cell-properties fo:background-color="#b4c7dc"/>
    </style:style>
    <style:style style:name="ce18" style:family="table-cell" style:parent-style-name="Default">
      <style:table-cell-properties fo:background-color="#d4ea6b"/>
    </style:style>
    <style:style style:name="ce19" style:family="table-cell" style:parent-style-name="Default" style:data-style-name="N10122">
      <style:table-cell-properties fo:background-color="#d4ea6b"/>
    </style:style>
    <style:style style:name="ce20" style:family="table-cell" style:parent-style-name="Default" style:data-style-name="N0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12"/>
        <table:table-column table:style-name="co7" table:default-cell-style-name="ce12"/>
        <table:table-column table:style-name="co2" table:number-columns-repeated="3" table:default-cell-style-name="ce12"/>
        <table:table-column table:style-name="co7" table:default-cell-style-name="ce15"/>
        <table:table-column table:style-name="co2" table:number-columns-repeated="4" table:default-cell-style-name="ce15"/>
        <table:table-column table:style-name="co2" table:number-columns-repeated="5" table:default-cell-style-name="ce19"/>
        <table:table-row table:style-name="ro1">
          <table:table-cell office:value-type="string" calcext:value-type="string">
            <text:p>Employee Payroll</text:p>
          </table:table-cell>
          <table:table-cell/>
          <table:table-cell table:style-name="Default" table:number-columns-repeated="2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ours worked</text:p>
          </table:table-cell>
          <table:table-cell table:style-name="Default" table:number-columns-repeated="4"/>
          <table:table-cell table:style-name="Default" office:value-type="string" calcext:value-type="string">
            <text:p>Overtime hours</text:p>
          </table:table-cell>
          <table:table-cell table:style-name="Default" table:number-columns-repeated="4"/>
          <table:table-cell table:style-name="Default" office:value-type="string" calcext:value-type="string">
            <text:p>Pay (no overtime bonus)</text:p>
          </table:table-cell>
          <table:table-cell table:style-name="Default" table:number-columns-repeated="4"/>
          <table:table-cell table:style-name="Default" office:value-type="string" calcext:value-type="string">
            <text:p>Overtime bonus</text:p>
          </table:table-cell>
          <table:table-cell table:style-name="Default" table:number-columns-repeated="4"/>
          <table:table-cell table:style-name="Default" office:value-type="string" calcext:value-type="string">
            <text:p>Overtime hour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office:value-type="string" calcext:value-type="string">
            <text:p>Hourly Wage</text:p>
          </table:table-cell>
          <table:table-cell table:style-name="ce5" office:value-type="string" calcext:value-type="string">
            <text:p>1-Jan</text:p>
          </table:table-cell>
          <table:table-cell table:style-name="ce5" office:value-type="string" calcext:value-type="string">
            <text:p>8-Jan</text:p>
          </table:table-cell>
          <table:table-cell table:style-name="ce5" office:value-type="string" calcext:value-type="string">
            <text:p>15-Jan</text:p>
          </table:table-cell>
          <table:table-cell table:style-name="ce5" office:value-type="string" calcext:value-type="string">
            <text:p>22-Jan</text:p>
          </table:table-cell>
          <table:table-cell table:style-name="ce5" office:value-type="string" calcext:value-type="string">
            <text:p>29-Jan</text:p>
          </table:table-cell>
          <table:table-cell office:value-type="string" calcext:value-type="string">
            <text:p>1-Jan</text:p>
          </table:table-cell>
          <table:table-cell table:style-name="ce10" office:value-type="string" calcext:value-type="string">
            <text:p>8-Jan</text:p>
          </table:table-cell>
          <table:table-cell table:style-name="ce10" office:value-type="string" calcext:value-type="string">
            <text:p>15-Jan</text:p>
          </table:table-cell>
          <table:table-cell table:style-name="ce10" office:value-type="string" calcext:value-type="string">
            <text:p>22-Jan</text:p>
          </table:table-cell>
          <table:table-cell table:style-name="ce10" office:value-type="string" calcext:value-type="string">
            <text:p>29-Jan</text:p>
          </table:table-cell>
          <table:table-cell table:style-name="ce11" office:value-type="string" calcext:value-type="string">
            <text:p>1-Jan</text:p>
          </table:table-cell>
          <table:table-cell table:style-name="ce13" office:value-type="string" calcext:value-type="string">
            <text:p>8-Jan</text:p>
          </table:table-cell>
          <table:table-cell table:style-name="ce13" office:value-type="string" calcext:value-type="string">
            <text:p>15-Jan</text:p>
          </table:table-cell>
          <table:table-cell table:style-name="ce13" office:value-type="string" calcext:value-type="string">
            <text:p>22-Jan</text:p>
          </table:table-cell>
          <table:table-cell table:style-name="ce13" office:value-type="string" calcext:value-type="string">
            <text:p>29-Jan</text:p>
          </table:table-cell>
          <table:table-cell table:style-name="ce14" office:value-type="string" calcext:value-type="string">
            <text:p>1-Jan</text:p>
          </table:table-cell>
          <table:table-cell table:style-name="ce17" office:value-type="string" calcext:value-type="string">
            <text:p>8-Jan</text:p>
          </table:table-cell>
          <table:table-cell table:style-name="ce17" office:value-type="string" calcext:value-type="string">
            <text:p>15-Jan</text:p>
          </table:table-cell>
          <table:table-cell table:style-name="ce17" office:value-type="string" calcext:value-type="string">
            <text:p>22-Jan</text:p>
          </table:table-cell>
          <table:table-cell table:style-name="ce17" office:value-type="string" calcext:value-type="string">
            <text:p>29-Jan</text:p>
          </table:table-cell>
          <table:table-cell table:style-name="ce18" office:value-type="string" calcext:value-type="string">
            <text:p>1-Jan</text:p>
          </table:table-cell>
          <table:table-cell table:style-name="ce20" office:value-type="string" calcext:value-type="string">
            <text:p>8-Jan</text:p>
          </table:table-cell>
          <table:table-cell table:style-name="ce20" office:value-type="string" calcext:value-type="string">
            <text:p>15-Jan</text:p>
          </table:table-cell>
          <table:table-cell table:style-name="ce20" office:value-type="string" calcext:value-type="string">
            <text:p>22-Jan</text:p>
          </table:table-cell>
          <table:table-cell table:style-name="ce20" office:value-type="string" calcext:value-type="string">
            <text:p>29-J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currency" office:currency="USD" office:value="15.9" calcext:value-type="currency">
            <text:p>$15.9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D4]&gt;40; [.D4]-40; 0)" office:value-type="float" office:value="1" calcext:value-type="float">
            <text:p>1</text:p>
          </table:table-cell>
          <table:table-cell table:formula="of:=IF([.E4]&gt;40; [.E4]-40; 0)" office:value-type="float" office:value="2" calcext:value-type="float">
            <text:p>2</text:p>
          </table:table-cell>
          <table:table-cell table:formula="of:=IF([.F4]&gt;40; [.F4]-40; 0)" office:value-type="float" office:value="3" calcext:value-type="float">
            <text:p>3</text:p>
          </table:table-cell>
          <table:table-cell table:formula="of:=IF([.G4]&gt;40; [.G4]-40; 0)" office:value-type="float" office:value="4" calcext:value-type="float">
            <text:p>4</text:p>
          </table:table-cell>
          <table:table-cell table:formula="of:=IF([.H4]&gt;40; [.H4]-40; 0)" office:value-type="float" office:value="5" calcext:value-type="float">
            <text:p>5</text:p>
          </table:table-cell>
          <table:table-cell table:formula="of:=[.$C4]*[.D4]" office:value-type="currency" office:currency="USD" office:value="651.9" calcext:value-type="currency">
            <text:p>$651.90</text:p>
          </table:table-cell>
          <table:table-cell table:formula="of:=[.$C4]*[.E4]" office:value-type="currency" office:currency="USD" office:value="667.8" calcext:value-type="currency">
            <text:p>$667.80</text:p>
          </table:table-cell>
          <table:table-cell table:formula="of:=[.$C4]*[.F4]" office:value-type="currency" office:currency="USD" office:value="683.7" calcext:value-type="currency">
            <text:p>$683.70</text:p>
          </table:table-cell>
          <table:table-cell table:formula="of:=[.$C4]*[.G4]" office:value-type="currency" office:currency="USD" office:value="699.6" calcext:value-type="currency">
            <text:p>$699.60</text:p>
          </table:table-cell>
          <table:table-cell table:formula="of:=[.$C4]*[.H4]" office:value-type="currency" office:currency="USD" office:value="715.5" calcext:value-type="currency">
            <text:p>$715.50</text:p>
          </table:table-cell>
          <table:table-cell table:formula="of:=0.5*[.$C4]*[.I4]" office:value-type="currency" office:currency="USD" office:value="7.95" calcext:value-type="currency">
            <text:p>$7.95</text:p>
          </table:table-cell>
          <table:table-cell table:formula="of:=0.5*[.$C4]*[.J4]" office:value-type="currency" office:currency="USD" office:value="15.9" calcext:value-type="currency">
            <text:p>$15.90</text:p>
          </table:table-cell>
          <table:table-cell table:formula="of:=0.5*[.$C4]*[.K4]" office:value-type="currency" office:currency="USD" office:value="23.85" calcext:value-type="currency">
            <text:p>$23.85</text:p>
          </table:table-cell>
          <table:table-cell table:formula="of:=0.5*[.$C4]*[.L4]" office:value-type="currency" office:currency="USD" office:value="31.8" calcext:value-type="currency">
            <text:p>$31.80</text:p>
          </table:table-cell>
          <table:table-cell table:formula="of:=0.5*[.$C4]*[.M4]" office:value-type="currency" office:currency="USD" office:value="39.75" calcext:value-type="currency">
            <text:p>$39.75</text:p>
          </table:table-cell>
          <table:table-cell table:formula="of:=[.N4]+[.S4]" office:value-type="currency" office:currency="USD" office:value="659.85" calcext:value-type="currency">
            <text:p>$659.85</text:p>
          </table:table-cell>
          <table:table-cell table:formula="of:=[.O4]+[.T4]" office:value-type="currency" office:currency="USD" office:value="683.7" calcext:value-type="currency">
            <text:p>$683.70</text:p>
          </table:table-cell>
          <table:table-cell table:formula="of:=[.P4]+[.U4]" office:value-type="currency" office:currency="USD" office:value="707.55" calcext:value-type="currency">
            <text:p>$707.55</text:p>
          </table:table-cell>
          <table:table-cell table:formula="of:=[.Q4]+[.V4]" office:value-type="currency" office:currency="USD" office:value="731.4" calcext:value-type="currency">
            <text:p>$731.40</text:p>
          </table:table-cell>
          <table:table-cell table:formula="of:=[.R4]+[.W4]" office:value-type="currency" office:currency="USD" office:value="755.25" calcext:value-type="currency">
            <text:p>$755.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D5]&gt;40; [.D5]-40; 0)" office:value-type="float" office:value="2" calcext:value-type="float">
            <text:p>2</text:p>
          </table:table-cell>
          <table:table-cell table:formula="of:=IF([.E5]&gt;40; [.E5]-40; 0)" office:value-type="float" office:value="3" calcext:value-type="float">
            <text:p>3</text:p>
          </table:table-cell>
          <table:table-cell table:formula="of:=IF([.F5]&gt;40; [.F5]-40; 0)" office:value-type="float" office:value="4" calcext:value-type="float">
            <text:p>4</text:p>
          </table:table-cell>
          <table:table-cell table:formula="of:=IF([.G5]&gt;40; [.G5]-40; 0)" office:value-type="float" office:value="5" calcext:value-type="float">
            <text:p>5</text:p>
          </table:table-cell>
          <table:table-cell table:formula="of:=IF([.H5]&gt;40; [.H5]-40; 0)" office:value-type="float" office:value="6" calcext:value-type="float">
            <text:p>6</text:p>
          </table:table-cell>
          <table:table-cell table:formula="of:=[.$C5]*[.D5]" office:value-type="currency" office:currency="USD" office:value="420" calcext:value-type="currency">
            <text:p>$420.00</text:p>
          </table:table-cell>
          <table:table-cell table:formula="of:=[.$C5]*[.E5]" office:value-type="currency" office:currency="USD" office:value="430" calcext:value-type="currency">
            <text:p>$430.00</text:p>
          </table:table-cell>
          <table:table-cell table:formula="of:=[.$C5]*[.F5]" office:value-type="currency" office:currency="USD" office:value="440" calcext:value-type="currency">
            <text:p>$440.00</text:p>
          </table:table-cell>
          <table:table-cell table:formula="of:=[.$C5]*[.G5]" office:value-type="currency" office:currency="USD" office:value="450" calcext:value-type="currency">
            <text:p>$450.00</text:p>
          </table:table-cell>
          <table:table-cell table:formula="of:=[.$C5]*[.H5]" office:value-type="currency" office:currency="USD" office:value="460" calcext:value-type="currency">
            <text:p>$460.00</text:p>
          </table:table-cell>
          <table:table-cell table:formula="of:=0.5*[.$C5]*[.I5]" office:value-type="currency" office:currency="USD" office:value="10" calcext:value-type="currency">
            <text:p>$10.00</text:p>
          </table:table-cell>
          <table:table-cell table:formula="of:=0.5*[.$C5]*[.J5]" office:value-type="currency" office:currency="USD" office:value="15" calcext:value-type="currency">
            <text:p>$15.00</text:p>
          </table:table-cell>
          <table:table-cell table:formula="of:=0.5*[.$C5]*[.K5]" office:value-type="currency" office:currency="USD" office:value="20" calcext:value-type="currency">
            <text:p>$20.00</text:p>
          </table:table-cell>
          <table:table-cell table:formula="of:=0.5*[.$C5]*[.L5]" office:value-type="currency" office:currency="USD" office:value="25" calcext:value-type="currency">
            <text:p>$25.00</text:p>
          </table:table-cell>
          <table:table-cell table:formula="of:=0.5*[.$C5]*[.M5]" office:value-type="currency" office:currency="USD" office:value="30" calcext:value-type="currency">
            <text:p>$30.00</text:p>
          </table:table-cell>
          <table:table-cell table:formula="of:=[.N5]+[.S5]" office:value-type="currency" office:currency="USD" office:value="430" calcext:value-type="currency">
            <text:p>$430.00</text:p>
          </table:table-cell>
          <table:table-cell table:formula="of:=[.O5]+[.T5]" office:value-type="currency" office:currency="USD" office:value="445" calcext:value-type="currency">
            <text:p>$445.00</text:p>
          </table:table-cell>
          <table:table-cell table:formula="of:=[.P5]+[.U5]" office:value-type="currency" office:currency="USD" office:value="460" calcext:value-type="currency">
            <text:p>$460.00</text:p>
          </table:table-cell>
          <table:table-cell table:formula="of:=[.Q5]+[.V5]" office:value-type="currency" office:currency="USD" office:value="475" calcext:value-type="currency">
            <text:p>$475.00</text:p>
          </table:table-cell>
          <table:table-cell table:formula="of:=[.R5]+[.W5]" office:value-type="currency" office:currency="USD" office:value="490" calcext:value-type="currency">
            <text:p>$490.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currency" office:currency="USD" office:value="22.1" calcext:value-type="currency">
            <text:p>$22.1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D6]&gt;40; [.D6]-40; 0)" office:value-type="float" office:value="9" calcext:value-type="float">
            <text:p>9</text:p>
          </table:table-cell>
          <table:table-cell table:formula="of:=IF([.E6]&gt;40; [.E6]-40; 0)" office:value-type="float" office:value="10" calcext:value-type="float">
            <text:p>10</text:p>
          </table:table-cell>
          <table:table-cell table:formula="of:=IF([.F6]&gt;40; [.F6]-40; 0)" office:value-type="float" office:value="11" calcext:value-type="float">
            <text:p>11</text:p>
          </table:table-cell>
          <table:table-cell table:formula="of:=IF([.G6]&gt;40; [.G6]-40; 0)" office:value-type="float" office:value="12" calcext:value-type="float">
            <text:p>12</text:p>
          </table:table-cell>
          <table:table-cell table:formula="of:=IF([.H6]&gt;40; [.H6]-40; 0)" office:value-type="float" office:value="13" calcext:value-type="float">
            <text:p>13</text:p>
          </table:table-cell>
          <table:table-cell table:formula="of:=[.$C6]*[.D6]" office:value-type="currency" office:currency="USD" office:value="1082.9" calcext:value-type="currency">
            <text:p>$1,082.90</text:p>
          </table:table-cell>
          <table:table-cell table:formula="of:=[.$C6]*[.E6]" office:value-type="currency" office:currency="USD" office:value="1105" calcext:value-type="currency">
            <text:p>$1,105.00</text:p>
          </table:table-cell>
          <table:table-cell table:formula="of:=[.$C6]*[.F6]" office:value-type="currency" office:currency="USD" office:value="1127.1" calcext:value-type="currency">
            <text:p>$1,127.10</text:p>
          </table:table-cell>
          <table:table-cell table:formula="of:=[.$C6]*[.G6]" office:value-type="currency" office:currency="USD" office:value="1149.2" calcext:value-type="currency">
            <text:p>$1,149.20</text:p>
          </table:table-cell>
          <table:table-cell table:formula="of:=[.$C6]*[.H6]" office:value-type="currency" office:currency="USD" office:value="1171.3" calcext:value-type="currency">
            <text:p>$1,171.30</text:p>
          </table:table-cell>
          <table:table-cell table:formula="of:=0.5*[.$C6]*[.I6]" office:value-type="currency" office:currency="USD" office:value="99.45" calcext:value-type="currency">
            <text:p>$99.45</text:p>
          </table:table-cell>
          <table:table-cell table:formula="of:=0.5*[.$C6]*[.J6]" office:value-type="currency" office:currency="USD" office:value="110.5" calcext:value-type="currency">
            <text:p>$110.50</text:p>
          </table:table-cell>
          <table:table-cell table:formula="of:=0.5*[.$C6]*[.K6]" office:value-type="currency" office:currency="USD" office:value="121.55" calcext:value-type="currency">
            <text:p>$121.55</text:p>
          </table:table-cell>
          <table:table-cell table:formula="of:=0.5*[.$C6]*[.L6]" office:value-type="currency" office:currency="USD" office:value="132.6" calcext:value-type="currency">
            <text:p>$132.60</text:p>
          </table:table-cell>
          <table:table-cell table:formula="of:=0.5*[.$C6]*[.M6]" office:value-type="currency" office:currency="USD" office:value="143.65" calcext:value-type="currency">
            <text:p>$143.65</text:p>
          </table:table-cell>
          <table:table-cell table:formula="of:=[.N6]+[.S6]" office:value-type="currency" office:currency="USD" office:value="1182.35" calcext:value-type="currency">
            <text:p>$1,182.35</text:p>
          </table:table-cell>
          <table:table-cell table:formula="of:=[.O6]+[.T6]" office:value-type="currency" office:currency="USD" office:value="1215.5" calcext:value-type="currency">
            <text:p>$1,215.50</text:p>
          </table:table-cell>
          <table:table-cell table:formula="of:=[.P6]+[.U6]" office:value-type="currency" office:currency="USD" office:value="1248.65" calcext:value-type="currency">
            <text:p>$1,248.65</text:p>
          </table:table-cell>
          <table:table-cell table:formula="of:=[.Q6]+[.V6]" office:value-type="currency" office:currency="USD" office:value="1281.8" calcext:value-type="currency">
            <text:p>$1,281.80</text:p>
          </table:table-cell>
          <table:table-cell table:formula="of:=[.R6]+[.W6]" office:value-type="currency" office:currency="USD" office:value="1314.95" calcext:value-type="currency">
            <text:p>$1,314.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currency" office:currency="USD" office:value="19.1" calcext:value-type="currency">
            <text:p>$19.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D7]&gt;40; [.D7]-40; 0)" office:value-type="float" office:value="1" calcext:value-type="float">
            <text:p>1</text:p>
          </table:table-cell>
          <table:table-cell table:formula="of:=IF([.E7]&gt;40; [.E7]-40; 0)" office:value-type="float" office:value="2" calcext:value-type="float">
            <text:p>2</text:p>
          </table:table-cell>
          <table:table-cell table:formula="of:=IF([.F7]&gt;40; [.F7]-40; 0)" office:value-type="float" office:value="3" calcext:value-type="float">
            <text:p>3</text:p>
          </table:table-cell>
          <table:table-cell table:formula="of:=IF([.G7]&gt;40; [.G7]-40; 0)" office:value-type="float" office:value="4" calcext:value-type="float">
            <text:p>4</text:p>
          </table:table-cell>
          <table:table-cell table:formula="of:=IF([.H7]&gt;40; [.H7]-40; 0)" office:value-type="float" office:value="5" calcext:value-type="float">
            <text:p>5</text:p>
          </table:table-cell>
          <table:table-cell table:formula="of:=[.$C7]*[.D7]" office:value-type="currency" office:currency="USD" office:value="783.1" calcext:value-type="currency">
            <text:p>$783.10</text:p>
          </table:table-cell>
          <table:table-cell table:formula="of:=[.$C7]*[.E7]" office:value-type="currency" office:currency="USD" office:value="802.2" calcext:value-type="currency">
            <text:p>$802.20</text:p>
          </table:table-cell>
          <table:table-cell table:formula="of:=[.$C7]*[.F7]" office:value-type="currency" office:currency="USD" office:value="821.3" calcext:value-type="currency">
            <text:p>$821.30</text:p>
          </table:table-cell>
          <table:table-cell table:formula="of:=[.$C7]*[.G7]" office:value-type="currency" office:currency="USD" office:value="840.4" calcext:value-type="currency">
            <text:p>$840.40</text:p>
          </table:table-cell>
          <table:table-cell table:formula="of:=[.$C7]*[.H7]" office:value-type="currency" office:currency="USD" office:value="859.5" calcext:value-type="currency">
            <text:p>$859.50</text:p>
          </table:table-cell>
          <table:table-cell table:formula="of:=0.5*[.$C7]*[.I7]" office:value-type="currency" office:currency="USD" office:value="9.55" calcext:value-type="currency">
            <text:p>$9.55</text:p>
          </table:table-cell>
          <table:table-cell table:formula="of:=0.5*[.$C7]*[.J7]" office:value-type="currency" office:currency="USD" office:value="19.1" calcext:value-type="currency">
            <text:p>$19.10</text:p>
          </table:table-cell>
          <table:table-cell table:formula="of:=0.5*[.$C7]*[.K7]" office:value-type="currency" office:currency="USD" office:value="28.65" calcext:value-type="currency">
            <text:p>$28.65</text:p>
          </table:table-cell>
          <table:table-cell table:formula="of:=0.5*[.$C7]*[.L7]" office:value-type="currency" office:currency="USD" office:value="38.2" calcext:value-type="currency">
            <text:p>$38.20</text:p>
          </table:table-cell>
          <table:table-cell table:formula="of:=0.5*[.$C7]*[.M7]" office:value-type="currency" office:currency="USD" office:value="47.75" calcext:value-type="currency">
            <text:p>$47.75</text:p>
          </table:table-cell>
          <table:table-cell table:formula="of:=[.N7]+[.S7]" office:value-type="currency" office:currency="USD" office:value="792.65" calcext:value-type="currency">
            <text:p>$792.65</text:p>
          </table:table-cell>
          <table:table-cell table:formula="of:=[.O7]+[.T7]" office:value-type="currency" office:currency="USD" office:value="821.3" calcext:value-type="currency">
            <text:p>$821.30</text:p>
          </table:table-cell>
          <table:table-cell table:formula="of:=[.P7]+[.U7]" office:value-type="currency" office:currency="USD" office:value="849.95" calcext:value-type="currency">
            <text:p>$849.95</text:p>
          </table:table-cell>
          <table:table-cell table:formula="of:=[.Q7]+[.V7]" office:value-type="currency" office:currency="USD" office:value="878.6" calcext:value-type="currency">
            <text:p>$878.60</text:p>
          </table:table-cell>
          <table:table-cell table:formula="of:=[.R7]+[.W7]" office:value-type="currency" office:currency="USD" office:value="907.25" calcext:value-type="currency">
            <text:p>$907.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currency" office:currency="USD" office:value="6.9" calcext:value-type="currency">
            <text:p>$6.9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D8]&gt;40; [.D8]-40; 0)" office:value-type="float" office:value="0" calcext:value-type="float">
            <text:p>0</text:p>
          </table:table-cell>
          <table:table-cell table:formula="of:=IF([.E8]&gt;40; [.E8]-40; 0)" office:value-type="float" office:value="0" calcext:value-type="float">
            <text:p>0</text:p>
          </table:table-cell>
          <table:table-cell table:formula="of:=IF([.F8]&gt;40; [.F8]-40; 0)" office:value-type="float" office:value="1" calcext:value-type="float">
            <text:p>1</text:p>
          </table:table-cell>
          <table:table-cell table:formula="of:=IF([.G8]&gt;40; [.G8]-40; 0)" office:value-type="float" office:value="2" calcext:value-type="float">
            <text:p>2</text:p>
          </table:table-cell>
          <table:table-cell table:formula="of:=IF([.H8]&gt;40; [.H8]-40; 0)" office:value-type="float" office:value="3" calcext:value-type="float">
            <text:p>3</text:p>
          </table:table-cell>
          <table:table-cell table:formula="of:=[.$C8]*[.D8]" office:value-type="currency" office:currency="USD" office:value="269.1" calcext:value-type="currency">
            <text:p>$269.10</text:p>
          </table:table-cell>
          <table:table-cell table:formula="of:=[.$C8]*[.E8]" office:value-type="currency" office:currency="USD" office:value="276" calcext:value-type="currency">
            <text:p>$276.00</text:p>
          </table:table-cell>
          <table:table-cell table:formula="of:=[.$C8]*[.F8]" office:value-type="currency" office:currency="USD" office:value="282.9" calcext:value-type="currency">
            <text:p>$282.90</text:p>
          </table:table-cell>
          <table:table-cell table:formula="of:=[.$C8]*[.G8]" office:value-type="currency" office:currency="USD" office:value="289.8" calcext:value-type="currency">
            <text:p>$289.80</text:p>
          </table:table-cell>
          <table:table-cell table:formula="of:=[.$C8]*[.H8]" office:value-type="currency" office:currency="USD" office:value="296.7" calcext:value-type="currency">
            <text:p>$296.70</text:p>
          </table:table-cell>
          <table:table-cell table:formula="of:=0.5*[.$C8]*[.I8]" office:value-type="currency" office:currency="USD" office:value="0" calcext:value-type="currency">
            <text:p>$0.00</text:p>
          </table:table-cell>
          <table:table-cell table:formula="of:=0.5*[.$C8]*[.J8]" office:value-type="currency" office:currency="USD" office:value="0" calcext:value-type="currency">
            <text:p>$0.00</text:p>
          </table:table-cell>
          <table:table-cell table:formula="of:=0.5*[.$C8]*[.K8]" office:value-type="currency" office:currency="USD" office:value="3.45" calcext:value-type="currency">
            <text:p>$3.45</text:p>
          </table:table-cell>
          <table:table-cell table:formula="of:=0.5*[.$C8]*[.L8]" office:value-type="currency" office:currency="USD" office:value="6.9" calcext:value-type="currency">
            <text:p>$6.90</text:p>
          </table:table-cell>
          <table:table-cell table:formula="of:=0.5*[.$C8]*[.M8]" office:value-type="currency" office:currency="USD" office:value="10.35" calcext:value-type="currency">
            <text:p>$10.35</text:p>
          </table:table-cell>
          <table:table-cell table:formula="of:=[.N8]+[.S8]" office:value-type="currency" office:currency="USD" office:value="269.1" calcext:value-type="currency">
            <text:p>$269.10</text:p>
          </table:table-cell>
          <table:table-cell table:formula="of:=[.O8]+[.T8]" office:value-type="currency" office:currency="USD" office:value="276" calcext:value-type="currency">
            <text:p>$276.00</text:p>
          </table:table-cell>
          <table:table-cell table:formula="of:=[.P8]+[.U8]" office:value-type="currency" office:currency="USD" office:value="286.35" calcext:value-type="currency">
            <text:p>$286.35</text:p>
          </table:table-cell>
          <table:table-cell table:formula="of:=[.Q8]+[.V8]" office:value-type="currency" office:currency="USD" office:value="296.7" calcext:value-type="currency">
            <text:p>$296.70</text:p>
          </table:table-cell>
          <table:table-cell table:formula="of:=[.R8]+[.W8]" office:value-type="currency" office:currency="USD" office:value="307.05" calcext:value-type="currency">
            <text:p>$307.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currency" office:currency="USD" office:value="14.2" calcext:value-type="currency">
            <text:p>$14.2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D9]&gt;40; [.D9]-40; 0)" office:value-type="float" office:value="4" calcext:value-type="float">
            <text:p>4</text:p>
          </table:table-cell>
          <table:table-cell table:formula="of:=IF([.E9]&gt;40; [.E9]-40; 0)" office:value-type="float" office:value="5" calcext:value-type="float">
            <text:p>5</text:p>
          </table:table-cell>
          <table:table-cell table:formula="of:=IF([.F9]&gt;40; [.F9]-40; 0)" office:value-type="float" office:value="6" calcext:value-type="float">
            <text:p>6</text:p>
          </table:table-cell>
          <table:table-cell table:formula="of:=IF([.G9]&gt;40; [.G9]-40; 0)" office:value-type="float" office:value="7" calcext:value-type="float">
            <text:p>7</text:p>
          </table:table-cell>
          <table:table-cell table:formula="of:=IF([.H9]&gt;40; [.H9]-40; 0)" office:value-type="float" office:value="8" calcext:value-type="float">
            <text:p>8</text:p>
          </table:table-cell>
          <table:table-cell table:formula="of:=[.$C9]*[.D9]" office:value-type="currency" office:currency="USD" office:value="624.8" calcext:value-type="currency">
            <text:p>$624.80</text:p>
          </table:table-cell>
          <table:table-cell table:formula="of:=[.$C9]*[.E9]" office:value-type="currency" office:currency="USD" office:value="639" calcext:value-type="currency">
            <text:p>$639.00</text:p>
          </table:table-cell>
          <table:table-cell table:formula="of:=[.$C9]*[.F9]" office:value-type="currency" office:currency="USD" office:value="653.2" calcext:value-type="currency">
            <text:p>$653.20</text:p>
          </table:table-cell>
          <table:table-cell table:formula="of:=[.$C9]*[.G9]" office:value-type="currency" office:currency="USD" office:value="667.4" calcext:value-type="currency">
            <text:p>$667.40</text:p>
          </table:table-cell>
          <table:table-cell table:formula="of:=[.$C9]*[.H9]" office:value-type="currency" office:currency="USD" office:value="681.6" calcext:value-type="currency">
            <text:p>$681.60</text:p>
          </table:table-cell>
          <table:table-cell table:formula="of:=0.5*[.$C9]*[.I9]" office:value-type="currency" office:currency="USD" office:value="28.4" calcext:value-type="currency">
            <text:p>$28.40</text:p>
          </table:table-cell>
          <table:table-cell table:formula="of:=0.5*[.$C9]*[.J9]" office:value-type="currency" office:currency="USD" office:value="35.5" calcext:value-type="currency">
            <text:p>$35.50</text:p>
          </table:table-cell>
          <table:table-cell table:formula="of:=0.5*[.$C9]*[.K9]" office:value-type="currency" office:currency="USD" office:value="42.6" calcext:value-type="currency">
            <text:p>$42.60</text:p>
          </table:table-cell>
          <table:table-cell table:formula="of:=0.5*[.$C9]*[.L9]" office:value-type="currency" office:currency="USD" office:value="49.7" calcext:value-type="currency">
            <text:p>$49.70</text:p>
          </table:table-cell>
          <table:table-cell table:formula="of:=0.5*[.$C9]*[.M9]" office:value-type="currency" office:currency="USD" office:value="56.8" calcext:value-type="currency">
            <text:p>$56.80</text:p>
          </table:table-cell>
          <table:table-cell table:formula="of:=[.N9]+[.S9]" office:value-type="currency" office:currency="USD" office:value="653.2" calcext:value-type="currency">
            <text:p>$653.20</text:p>
          </table:table-cell>
          <table:table-cell table:formula="of:=[.O9]+[.T9]" office:value-type="currency" office:currency="USD" office:value="674.5" calcext:value-type="currency">
            <text:p>$674.50</text:p>
          </table:table-cell>
          <table:table-cell table:formula="of:=[.P9]+[.U9]" office:value-type="currency" office:currency="USD" office:value="695.8" calcext:value-type="currency">
            <text:p>$695.80</text:p>
          </table:table-cell>
          <table:table-cell table:formula="of:=[.Q9]+[.V9]" office:value-type="currency" office:currency="USD" office:value="717.1" calcext:value-type="currency">
            <text:p>$717.10</text:p>
          </table:table-cell>
          <table:table-cell table:formula="of:=[.R9]+[.W9]" office:value-type="currency" office:currency="USD" office:value="738.4" calcext:value-type="currency">
            <text:p>$738.4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D10]&gt;40; [.D10]-40; 0)" office:value-type="float" office:value="15" calcext:value-type="float">
            <text:p>15</text:p>
          </table:table-cell>
          <table:table-cell table:formula="of:=IF([.E10]&gt;40; [.E10]-40; 0)" office:value-type="float" office:value="16" calcext:value-type="float">
            <text:p>16</text:p>
          </table:table-cell>
          <table:table-cell table:formula="of:=IF([.F10]&gt;40; [.F10]-40; 0)" office:value-type="float" office:value="17" calcext:value-type="float">
            <text:p>17</text:p>
          </table:table-cell>
          <table:table-cell table:formula="of:=IF([.G10]&gt;40; [.G10]-40; 0)" office:value-type="float" office:value="18" calcext:value-type="float">
            <text:p>18</text:p>
          </table:table-cell>
          <table:table-cell table:formula="of:=IF([.H10]&gt;40; [.H10]-40; 0)" office:value-type="float" office:value="19" calcext:value-type="float">
            <text:p>19</text:p>
          </table:table-cell>
          <table:table-cell table:formula="of:=[.$C10]*[.D10]" office:value-type="currency" office:currency="USD" office:value="990" calcext:value-type="currency">
            <text:p>$990.00</text:p>
          </table:table-cell>
          <table:table-cell table:formula="of:=[.$C10]*[.E10]" office:value-type="currency" office:currency="USD" office:value="1008" calcext:value-type="currency">
            <text:p>$1,008.00</text:p>
          </table:table-cell>
          <table:table-cell table:formula="of:=[.$C10]*[.F10]" office:value-type="currency" office:currency="USD" office:value="1026" calcext:value-type="currency">
            <text:p>$1,026.00</text:p>
          </table:table-cell>
          <table:table-cell table:formula="of:=[.$C10]*[.G10]" office:value-type="currency" office:currency="USD" office:value="1044" calcext:value-type="currency">
            <text:p>$1,044.00</text:p>
          </table:table-cell>
          <table:table-cell table:formula="of:=[.$C10]*[.H10]" office:value-type="currency" office:currency="USD" office:value="1062" calcext:value-type="currency">
            <text:p>$1,062.00</text:p>
          </table:table-cell>
          <table:table-cell table:formula="of:=0.5*[.$C10]*[.I10]" office:value-type="currency" office:currency="USD" office:value="135" calcext:value-type="currency">
            <text:p>$135.00</text:p>
          </table:table-cell>
          <table:table-cell table:formula="of:=0.5*[.$C10]*[.J10]" office:value-type="currency" office:currency="USD" office:value="144" calcext:value-type="currency">
            <text:p>$144.00</text:p>
          </table:table-cell>
          <table:table-cell table:formula="of:=0.5*[.$C10]*[.K10]" office:value-type="currency" office:currency="USD" office:value="153" calcext:value-type="currency">
            <text:p>$153.00</text:p>
          </table:table-cell>
          <table:table-cell table:formula="of:=0.5*[.$C10]*[.L10]" office:value-type="currency" office:currency="USD" office:value="162" calcext:value-type="currency">
            <text:p>$162.00</text:p>
          </table:table-cell>
          <table:table-cell table:formula="of:=0.5*[.$C10]*[.M10]" office:value-type="currency" office:currency="USD" office:value="171" calcext:value-type="currency">
            <text:p>$171.00</text:p>
          </table:table-cell>
          <table:table-cell table:formula="of:=[.N10]+[.S10]" office:value-type="currency" office:currency="USD" office:value="1125" calcext:value-type="currency">
            <text:p>$1,125.00</text:p>
          </table:table-cell>
          <table:table-cell table:formula="of:=[.O10]+[.T10]" office:value-type="currency" office:currency="USD" office:value="1152" calcext:value-type="currency">
            <text:p>$1,152.00</text:p>
          </table:table-cell>
          <table:table-cell table:formula="of:=[.P10]+[.U10]" office:value-type="currency" office:currency="USD" office:value="1179" calcext:value-type="currency">
            <text:p>$1,179.00</text:p>
          </table:table-cell>
          <table:table-cell table:formula="of:=[.Q10]+[.V10]" office:value-type="currency" office:currency="USD" office:value="1206" calcext:value-type="currency">
            <text:p>$1,206.00</text:p>
          </table:table-cell>
          <table:table-cell table:formula="of:=[.R10]+[.W10]" office:value-type="currency" office:currency="USD" office:value="1233" calcext:value-type="currency">
            <text:p>$1,233.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currency" office:currency="USD" office:value="17.5" calcext:value-type="currency">
            <text:p>$17.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D11]&gt;40; [.D11]-40; 0)" office:value-type="float" office:value="0" calcext:value-type="float">
            <text:p>0</text:p>
          </table:table-cell>
          <table:table-cell table:formula="of:=IF([.E11]&gt;40; [.E11]-40; 0)" office:value-type="float" office:value="0" calcext:value-type="float">
            <text:p>0</text:p>
          </table:table-cell>
          <table:table-cell table:formula="of:=IF([.F11]&gt;40; [.F11]-40; 0)" office:value-type="float" office:value="0" calcext:value-type="float">
            <text:p>0</text:p>
          </table:table-cell>
          <table:table-cell table:formula="of:=IF([.G11]&gt;40; [.G11]-40; 0)" office:value-type="float" office:value="0" calcext:value-type="float">
            <text:p>0</text:p>
          </table:table-cell>
          <table:table-cell table:formula="of:=IF([.H11]&gt;40; [.H11]-40; 0)" office:value-type="float" office:value="0" calcext:value-type="float">
            <text:p>0</text:p>
          </table:table-cell>
          <table:table-cell table:formula="of:=[.$C11]*[.D11]" office:value-type="currency" office:currency="USD" office:value="577.5" calcext:value-type="currency">
            <text:p>$577.50</text:p>
          </table:table-cell>
          <table:table-cell table:formula="of:=[.$C11]*[.E11]" office:value-type="currency" office:currency="USD" office:value="595" calcext:value-type="currency">
            <text:p>$595.00</text:p>
          </table:table-cell>
          <table:table-cell table:formula="of:=[.$C11]*[.F11]" office:value-type="currency" office:currency="USD" office:value="612.5" calcext:value-type="currency">
            <text:p>$612.50</text:p>
          </table:table-cell>
          <table:table-cell table:formula="of:=[.$C11]*[.G11]" office:value-type="currency" office:currency="USD" office:value="630" calcext:value-type="currency">
            <text:p>$630.00</text:p>
          </table:table-cell>
          <table:table-cell table:formula="of:=[.$C11]*[.H11]" office:value-type="currency" office:currency="USD" office:value="647.5" calcext:value-type="currency">
            <text:p>$647.50</text:p>
          </table:table-cell>
          <table:table-cell table:formula="of:=0.5*[.$C11]*[.I11]" office:value-type="currency" office:currency="USD" office:value="0" calcext:value-type="currency">
            <text:p>$0.00</text:p>
          </table:table-cell>
          <table:table-cell table:formula="of:=0.5*[.$C11]*[.J11]" office:value-type="currency" office:currency="USD" office:value="0" calcext:value-type="currency">
            <text:p>$0.00</text:p>
          </table:table-cell>
          <table:table-cell table:formula="of:=0.5*[.$C11]*[.K11]" office:value-type="currency" office:currency="USD" office:value="0" calcext:value-type="currency">
            <text:p>$0.00</text:p>
          </table:table-cell>
          <table:table-cell table:formula="of:=0.5*[.$C11]*[.L11]" office:value-type="currency" office:currency="USD" office:value="0" calcext:value-type="currency">
            <text:p>$0.00</text:p>
          </table:table-cell>
          <table:table-cell table:formula="of:=0.5*[.$C11]*[.M11]" office:value-type="currency" office:currency="USD" office:value="0" calcext:value-type="currency">
            <text:p>$0.00</text:p>
          </table:table-cell>
          <table:table-cell table:formula="of:=[.N11]+[.S11]" office:value-type="currency" office:currency="USD" office:value="577.5" calcext:value-type="currency">
            <text:p>$577.50</text:p>
          </table:table-cell>
          <table:table-cell table:formula="of:=[.O11]+[.T11]" office:value-type="currency" office:currency="USD" office:value="595" calcext:value-type="currency">
            <text:p>$595.00</text:p>
          </table:table-cell>
          <table:table-cell table:formula="of:=[.P11]+[.U11]" office:value-type="currency" office:currency="USD" office:value="612.5" calcext:value-type="currency">
            <text:p>$612.50</text:p>
          </table:table-cell>
          <table:table-cell table:formula="of:=[.Q11]+[.V11]" office:value-type="currency" office:currency="USD" office:value="630" calcext:value-type="currency">
            <text:p>$630.00</text:p>
          </table:table-cell>
          <table:table-cell table:formula="of:=[.R11]+[.W11]" office:value-type="currency" office:currency="USD" office:value="647.5" calcext:value-type="currency">
            <text:p>$647.50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currency" office:currency="USD" office:value="14.7" calcext:value-type="currency">
            <text:p>$14.7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[.D12]&gt;40; [.D12]-40; 0)" office:value-type="float" office:value="0" calcext:value-type="float">
            <text:p>0</text:p>
          </table:table-cell>
          <table:table-cell table:formula="of:=IF([.E12]&gt;40; [.E12]-40; 0)" office:value-type="float" office:value="0" calcext:value-type="float">
            <text:p>0</text:p>
          </table:table-cell>
          <table:table-cell table:formula="of:=IF([.F12]&gt;40; [.F12]-40; 0)" office:value-type="float" office:value="0" calcext:value-type="float">
            <text:p>0</text:p>
          </table:table-cell>
          <table:table-cell table:formula="of:=IF([.G12]&gt;40; [.G12]-40; 0)" office:value-type="float" office:value="0" calcext:value-type="float">
            <text:p>0</text:p>
          </table:table-cell>
          <table:table-cell table:formula="of:=IF([.H12]&gt;40; [.H12]-40; 0)" office:value-type="float" office:value="0" calcext:value-type="float">
            <text:p>0</text:p>
          </table:table-cell>
          <table:table-cell table:formula="of:=[.$C12]*[.D12]" office:value-type="currency" office:currency="USD" office:value="426.3" calcext:value-type="currency">
            <text:p>$426.30</text:p>
          </table:table-cell>
          <table:table-cell table:formula="of:=[.$C12]*[.E12]" office:value-type="currency" office:currency="USD" office:value="441" calcext:value-type="currency">
            <text:p>$441.00</text:p>
          </table:table-cell>
          <table:table-cell table:formula="of:=[.$C12]*[.F12]" office:value-type="currency" office:currency="USD" office:value="455.7" calcext:value-type="currency">
            <text:p>$455.70</text:p>
          </table:table-cell>
          <table:table-cell table:formula="of:=[.$C12]*[.G12]" office:value-type="currency" office:currency="USD" office:value="470.4" calcext:value-type="currency">
            <text:p>$470.40</text:p>
          </table:table-cell>
          <table:table-cell table:formula="of:=[.$C12]*[.H12]" office:value-type="currency" office:currency="USD" office:value="485.1" calcext:value-type="currency">
            <text:p>$485.10</text:p>
          </table:table-cell>
          <table:table-cell table:formula="of:=0.5*[.$C12]*[.I12]" office:value-type="currency" office:currency="USD" office:value="0" calcext:value-type="currency">
            <text:p>$0.00</text:p>
          </table:table-cell>
          <table:table-cell table:formula="of:=0.5*[.$C12]*[.J12]" office:value-type="currency" office:currency="USD" office:value="0" calcext:value-type="currency">
            <text:p>$0.00</text:p>
          </table:table-cell>
          <table:table-cell table:formula="of:=0.5*[.$C12]*[.K12]" office:value-type="currency" office:currency="USD" office:value="0" calcext:value-type="currency">
            <text:p>$0.00</text:p>
          </table:table-cell>
          <table:table-cell table:formula="of:=0.5*[.$C12]*[.L12]" office:value-type="currency" office:currency="USD" office:value="0" calcext:value-type="currency">
            <text:p>$0.00</text:p>
          </table:table-cell>
          <table:table-cell table:formula="of:=0.5*[.$C12]*[.M12]" office:value-type="currency" office:currency="USD" office:value="0" calcext:value-type="currency">
            <text:p>$0.00</text:p>
          </table:table-cell>
          <table:table-cell table:formula="of:=[.N12]+[.S12]" office:value-type="currency" office:currency="USD" office:value="426.3" calcext:value-type="currency">
            <text:p>$426.30</text:p>
          </table:table-cell>
          <table:table-cell table:formula="of:=[.O12]+[.T12]" office:value-type="currency" office:currency="USD" office:value="441" calcext:value-type="currency">
            <text:p>$441.00</text:p>
          </table:table-cell>
          <table:table-cell table:formula="of:=[.P12]+[.U12]" office:value-type="currency" office:currency="USD" office:value="455.7" calcext:value-type="currency">
            <text:p>$455.70</text:p>
          </table:table-cell>
          <table:table-cell table:formula="of:=[.Q12]+[.V12]" office:value-type="currency" office:currency="USD" office:value="470.4" calcext:value-type="currency">
            <text:p>$470.40</text:p>
          </table:table-cell>
          <table:table-cell table:formula="of:=[.R12]+[.W12]" office:value-type="currency" office:currency="USD" office:value="485.1" calcext:value-type="currency">
            <text:p>$485.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currency" office:currency="USD" office:value="13.9" calcext:value-type="currency">
            <text:p>$13.9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13]&gt;40; [.D13]-40; 0)" office:value-type="float" office:value="0" calcext:value-type="float">
            <text:p>0</text:p>
          </table:table-cell>
          <table:table-cell table:formula="of:=IF([.E13]&gt;40; [.E13]-40; 0)" office:value-type="float" office:value="1" calcext:value-type="float">
            <text:p>1</text:p>
          </table:table-cell>
          <table:table-cell table:formula="of:=IF([.F13]&gt;40; [.F13]-40; 0)" office:value-type="float" office:value="2" calcext:value-type="float">
            <text:p>2</text:p>
          </table:table-cell>
          <table:table-cell table:formula="of:=IF([.G13]&gt;40; [.G13]-40; 0)" office:value-type="float" office:value="3" calcext:value-type="float">
            <text:p>3</text:p>
          </table:table-cell>
          <table:table-cell table:formula="of:=IF([.H13]&gt;40; [.H13]-40; 0)" office:value-type="float" office:value="4" calcext:value-type="float">
            <text:p>4</text:p>
          </table:table-cell>
          <table:table-cell table:formula="of:=[.$C13]*[.D13]" office:value-type="currency" office:currency="USD" office:value="556" calcext:value-type="currency">
            <text:p>$556.00</text:p>
          </table:table-cell>
          <table:table-cell table:formula="of:=[.$C13]*[.E13]" office:value-type="currency" office:currency="USD" office:value="569.9" calcext:value-type="currency">
            <text:p>$569.90</text:p>
          </table:table-cell>
          <table:table-cell table:formula="of:=[.$C13]*[.F13]" office:value-type="currency" office:currency="USD" office:value="583.8" calcext:value-type="currency">
            <text:p>$583.80</text:p>
          </table:table-cell>
          <table:table-cell table:formula="of:=[.$C13]*[.G13]" office:value-type="currency" office:currency="USD" office:value="597.7" calcext:value-type="currency">
            <text:p>$597.70</text:p>
          </table:table-cell>
          <table:table-cell table:formula="of:=[.$C13]*[.H13]" office:value-type="currency" office:currency="USD" office:value="611.6" calcext:value-type="currency">
            <text:p>$611.60</text:p>
          </table:table-cell>
          <table:table-cell table:formula="of:=0.5*[.$C13]*[.I13]" office:value-type="currency" office:currency="USD" office:value="0" calcext:value-type="currency">
            <text:p>$0.00</text:p>
          </table:table-cell>
          <table:table-cell table:formula="of:=0.5*[.$C13]*[.J13]" office:value-type="currency" office:currency="USD" office:value="6.95" calcext:value-type="currency">
            <text:p>$6.95</text:p>
          </table:table-cell>
          <table:table-cell table:formula="of:=0.5*[.$C13]*[.K13]" office:value-type="currency" office:currency="USD" office:value="13.9" calcext:value-type="currency">
            <text:p>$13.90</text:p>
          </table:table-cell>
          <table:table-cell table:formula="of:=0.5*[.$C13]*[.L13]" office:value-type="currency" office:currency="USD" office:value="20.85" calcext:value-type="currency">
            <text:p>$20.85</text:p>
          </table:table-cell>
          <table:table-cell table:formula="of:=0.5*[.$C13]*[.M13]" office:value-type="currency" office:currency="USD" office:value="27.8" calcext:value-type="currency">
            <text:p>$27.80</text:p>
          </table:table-cell>
          <table:table-cell table:formula="of:=[.N13]+[.S13]" office:value-type="currency" office:currency="USD" office:value="556" calcext:value-type="currency">
            <text:p>$556.00</text:p>
          </table:table-cell>
          <table:table-cell table:formula="of:=[.O13]+[.T13]" office:value-type="currency" office:currency="USD" office:value="576.85" calcext:value-type="currency">
            <text:p>$576.85</text:p>
          </table:table-cell>
          <table:table-cell table:formula="of:=[.P13]+[.U13]" office:value-type="currency" office:currency="USD" office:value="597.7" calcext:value-type="currency">
            <text:p>$597.70</text:p>
          </table:table-cell>
          <table:table-cell table:formula="of:=[.Q13]+[.V13]" office:value-type="currency" office:currency="USD" office:value="618.55" calcext:value-type="currency">
            <text:p>$618.55</text:p>
          </table:table-cell>
          <table:table-cell table:formula="of:=[.R13]+[.W13]" office:value-type="currency" office:currency="USD" office:value="639.4" calcext:value-type="currency">
            <text:p>$639.4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currency" office:currency="USD" office:value="11.2" calcext:value-type="currency">
            <text:p>$11.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14]&gt;40; [.D14]-40; 0)" office:value-type="float" office:value="0" calcext:value-type="float">
            <text:p>0</text:p>
          </table:table-cell>
          <table:table-cell table:formula="of:=IF([.E14]&gt;40; [.E14]-40; 0)" office:value-type="float" office:value="1" calcext:value-type="float">
            <text:p>1</text:p>
          </table:table-cell>
          <table:table-cell table:formula="of:=IF([.F14]&gt;40; [.F14]-40; 0)" office:value-type="float" office:value="2" calcext:value-type="float">
            <text:p>2</text:p>
          </table:table-cell>
          <table:table-cell table:formula="of:=IF([.G14]&gt;40; [.G14]-40; 0)" office:value-type="float" office:value="3" calcext:value-type="float">
            <text:p>3</text:p>
          </table:table-cell>
          <table:table-cell table:formula="of:=IF([.H14]&gt;40; [.H14]-40; 0)" office:value-type="float" office:value="4" calcext:value-type="float">
            <text:p>4</text:p>
          </table:table-cell>
          <table:table-cell table:formula="of:=[.$C14]*[.D14]" office:value-type="currency" office:currency="USD" office:value="448" calcext:value-type="currency">
            <text:p>$448.00</text:p>
          </table:table-cell>
          <table:table-cell table:formula="of:=[.$C14]*[.E14]" office:value-type="currency" office:currency="USD" office:value="459.2" calcext:value-type="currency">
            <text:p>$459.20</text:p>
          </table:table-cell>
          <table:table-cell table:formula="of:=[.$C14]*[.F14]" office:value-type="currency" office:currency="USD" office:value="470.4" calcext:value-type="currency">
            <text:p>$470.40</text:p>
          </table:table-cell>
          <table:table-cell table:formula="of:=[.$C14]*[.G14]" office:value-type="currency" office:currency="USD" office:value="481.6" calcext:value-type="currency">
            <text:p>$481.60</text:p>
          </table:table-cell>
          <table:table-cell table:formula="of:=[.$C14]*[.H14]" office:value-type="currency" office:currency="USD" office:value="492.8" calcext:value-type="currency">
            <text:p>$492.80</text:p>
          </table:table-cell>
          <table:table-cell table:formula="of:=0.5*[.$C14]*[.I14]" office:value-type="currency" office:currency="USD" office:value="0" calcext:value-type="currency">
            <text:p>$0.00</text:p>
          </table:table-cell>
          <table:table-cell table:formula="of:=0.5*[.$C14]*[.J14]" office:value-type="currency" office:currency="USD" office:value="5.6" calcext:value-type="currency">
            <text:p>$5.60</text:p>
          </table:table-cell>
          <table:table-cell table:formula="of:=0.5*[.$C14]*[.K14]" office:value-type="currency" office:currency="USD" office:value="11.2" calcext:value-type="currency">
            <text:p>$11.20</text:p>
          </table:table-cell>
          <table:table-cell table:formula="of:=0.5*[.$C14]*[.L14]" office:value-type="currency" office:currency="USD" office:value="16.8" calcext:value-type="currency">
            <text:p>$16.80</text:p>
          </table:table-cell>
          <table:table-cell table:formula="of:=0.5*[.$C14]*[.M14]" office:value-type="currency" office:currency="USD" office:value="22.4" calcext:value-type="currency">
            <text:p>$22.40</text:p>
          </table:table-cell>
          <table:table-cell table:formula="of:=[.N14]+[.S14]" office:value-type="currency" office:currency="USD" office:value="448" calcext:value-type="currency">
            <text:p>$448.00</text:p>
          </table:table-cell>
          <table:table-cell table:formula="of:=[.O14]+[.T14]" office:value-type="currency" office:currency="USD" office:value="464.8" calcext:value-type="currency">
            <text:p>$464.80</text:p>
          </table:table-cell>
          <table:table-cell table:formula="of:=[.P14]+[.U14]" office:value-type="currency" office:currency="USD" office:value="481.6" calcext:value-type="currency">
            <text:p>$481.60</text:p>
          </table:table-cell>
          <table:table-cell table:formula="of:=[.Q14]+[.V14]" office:value-type="currency" office:currency="USD" office:value="498.4" calcext:value-type="currency">
            <text:p>$498.40</text:p>
          </table:table-cell>
          <table:table-cell table:formula="of:=[.R14]+[.W14]" office:value-type="currency" office:currency="USD" office:value="515.2" calcext:value-type="currency">
            <text:p>$515.2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.1" calcext:value-type="currency">
            <text:p>$10.1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15]&gt;40; [.D15]-40; 0)" office:value-type="float" office:value="0" calcext:value-type="float">
            <text:p>0</text:p>
          </table:table-cell>
          <table:table-cell table:formula="of:=IF([.E15]&gt;40; [.E15]-40; 0)" office:value-type="float" office:value="1" calcext:value-type="float">
            <text:p>1</text:p>
          </table:table-cell>
          <table:table-cell table:formula="of:=IF([.F15]&gt;40; [.F15]-40; 0)" office:value-type="float" office:value="2" calcext:value-type="float">
            <text:p>2</text:p>
          </table:table-cell>
          <table:table-cell table:formula="of:=IF([.G15]&gt;40; [.G15]-40; 0)" office:value-type="float" office:value="3" calcext:value-type="float">
            <text:p>3</text:p>
          </table:table-cell>
          <table:table-cell table:formula="of:=IF([.H15]&gt;40; [.H15]-40; 0)" office:value-type="float" office:value="4" calcext:value-type="float">
            <text:p>4</text:p>
          </table:table-cell>
          <table:table-cell table:formula="of:=[.$C15]*[.D15]" office:value-type="currency" office:currency="USD" office:value="404" calcext:value-type="currency">
            <text:p>$404.00</text:p>
          </table:table-cell>
          <table:table-cell table:formula="of:=[.$C15]*[.E15]" office:value-type="currency" office:currency="USD" office:value="414.1" calcext:value-type="currency">
            <text:p>$414.10</text:p>
          </table:table-cell>
          <table:table-cell table:formula="of:=[.$C15]*[.F15]" office:value-type="currency" office:currency="USD" office:value="424.2" calcext:value-type="currency">
            <text:p>$424.20</text:p>
          </table:table-cell>
          <table:table-cell table:formula="of:=[.$C15]*[.G15]" office:value-type="currency" office:currency="USD" office:value="434.3" calcext:value-type="currency">
            <text:p>$434.30</text:p>
          </table:table-cell>
          <table:table-cell table:formula="of:=[.$C15]*[.H15]" office:value-type="currency" office:currency="USD" office:value="444.4" calcext:value-type="currency">
            <text:p>$444.40</text:p>
          </table:table-cell>
          <table:table-cell table:formula="of:=0.5*[.$C15]*[.I15]" office:value-type="currency" office:currency="USD" office:value="0" calcext:value-type="currency">
            <text:p>$0.00</text:p>
          </table:table-cell>
          <table:table-cell table:formula="of:=0.5*[.$C15]*[.J15]" office:value-type="currency" office:currency="USD" office:value="5.05" calcext:value-type="currency">
            <text:p>$5.05</text:p>
          </table:table-cell>
          <table:table-cell table:formula="of:=0.5*[.$C15]*[.K15]" office:value-type="currency" office:currency="USD" office:value="10.1" calcext:value-type="currency">
            <text:p>$10.10</text:p>
          </table:table-cell>
          <table:table-cell table:formula="of:=0.5*[.$C15]*[.L15]" office:value-type="currency" office:currency="USD" office:value="15.15" calcext:value-type="currency">
            <text:p>$15.15</text:p>
          </table:table-cell>
          <table:table-cell table:formula="of:=0.5*[.$C15]*[.M15]" office:value-type="currency" office:currency="USD" office:value="20.2" calcext:value-type="currency">
            <text:p>$20.20</text:p>
          </table:table-cell>
          <table:table-cell table:formula="of:=[.N15]+[.S15]" office:value-type="currency" office:currency="USD" office:value="404" calcext:value-type="currency">
            <text:p>$404.00</text:p>
          </table:table-cell>
          <table:table-cell table:formula="of:=[.O15]+[.T15]" office:value-type="currency" office:currency="USD" office:value="419.15" calcext:value-type="currency">
            <text:p>$419.15</text:p>
          </table:table-cell>
          <table:table-cell table:formula="of:=[.P15]+[.U15]" office:value-type="currency" office:currency="USD" office:value="434.3" calcext:value-type="currency">
            <text:p>$434.30</text:p>
          </table:table-cell>
          <table:table-cell table:formula="of:=[.Q15]+[.V15]" office:value-type="currency" office:currency="USD" office:value="449.45" calcext:value-type="currency">
            <text:p>$449.45</text:p>
          </table:table-cell>
          <table:table-cell table:formula="of:=[.R15]+[.W15]" office:value-type="currency" office:currency="USD" office:value="464.6" calcext:value-type="currency">
            <text:p>$464.6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D16]&gt;40; [.D16]-40; 0)" office:value-type="float" office:value="2" calcext:value-type="float">
            <text:p>2</text:p>
          </table:table-cell>
          <table:table-cell table:formula="of:=IF([.E16]&gt;40; [.E16]-40; 0)" office:value-type="float" office:value="3" calcext:value-type="float">
            <text:p>3</text:p>
          </table:table-cell>
          <table:table-cell table:formula="of:=IF([.F16]&gt;40; [.F16]-40; 0)" office:value-type="float" office:value="4" calcext:value-type="float">
            <text:p>4</text:p>
          </table:table-cell>
          <table:table-cell table:formula="of:=IF([.G16]&gt;40; [.G16]-40; 0)" office:value-type="float" office:value="5" calcext:value-type="float">
            <text:p>5</text:p>
          </table:table-cell>
          <table:table-cell table:formula="of:=IF([.H16]&gt;40; [.H16]-40; 0)" office:value-type="float" office:value="6" calcext:value-type="float">
            <text:p>6</text:p>
          </table:table-cell>
          <table:table-cell table:formula="of:=[.$C16]*[.D16]" office:value-type="currency" office:currency="USD" office:value="378" calcext:value-type="currency">
            <text:p>$378.00</text:p>
          </table:table-cell>
          <table:table-cell table:formula="of:=[.$C16]*[.E16]" office:value-type="currency" office:currency="USD" office:value="387" calcext:value-type="currency">
            <text:p>$387.00</text:p>
          </table:table-cell>
          <table:table-cell table:formula="of:=[.$C16]*[.F16]" office:value-type="currency" office:currency="USD" office:value="396" calcext:value-type="currency">
            <text:p>$396.00</text:p>
          </table:table-cell>
          <table:table-cell table:formula="of:=[.$C16]*[.G16]" office:value-type="currency" office:currency="USD" office:value="405" calcext:value-type="currency">
            <text:p>$405.00</text:p>
          </table:table-cell>
          <table:table-cell table:formula="of:=[.$C16]*[.H16]" office:value-type="currency" office:currency="USD" office:value="414" calcext:value-type="currency">
            <text:p>$414.00</text:p>
          </table:table-cell>
          <table:table-cell table:formula="of:=0.5*[.$C16]*[.I16]" office:value-type="currency" office:currency="USD" office:value="9" calcext:value-type="currency">
            <text:p>$9.00</text:p>
          </table:table-cell>
          <table:table-cell table:formula="of:=0.5*[.$C16]*[.J16]" office:value-type="currency" office:currency="USD" office:value="13.5" calcext:value-type="currency">
            <text:p>$13.50</text:p>
          </table:table-cell>
          <table:table-cell table:formula="of:=0.5*[.$C16]*[.K16]" office:value-type="currency" office:currency="USD" office:value="18" calcext:value-type="currency">
            <text:p>$18.00</text:p>
          </table:table-cell>
          <table:table-cell table:formula="of:=0.5*[.$C16]*[.L16]" office:value-type="currency" office:currency="USD" office:value="22.5" calcext:value-type="currency">
            <text:p>$22.50</text:p>
          </table:table-cell>
          <table:table-cell table:formula="of:=0.5*[.$C16]*[.M16]" office:value-type="currency" office:currency="USD" office:value="27" calcext:value-type="currency">
            <text:p>$27.00</text:p>
          </table:table-cell>
          <table:table-cell table:formula="of:=[.N16]+[.S16]" office:value-type="currency" office:currency="USD" office:value="387" calcext:value-type="currency">
            <text:p>$387.00</text:p>
          </table:table-cell>
          <table:table-cell table:formula="of:=[.O16]+[.T16]" office:value-type="currency" office:currency="USD" office:value="400.5" calcext:value-type="currency">
            <text:p>$400.50</text:p>
          </table:table-cell>
          <table:table-cell table:formula="of:=[.P16]+[.U16]" office:value-type="currency" office:currency="USD" office:value="414" calcext:value-type="currency">
            <text:p>$414.00</text:p>
          </table:table-cell>
          <table:table-cell table:formula="of:=[.Q16]+[.V16]" office:value-type="currency" office:currency="USD" office:value="427.5" calcext:value-type="currency">
            <text:p>$427.50</text:p>
          </table:table-cell>
          <table:table-cell table:formula="of:=[.R16]+[.W16]" office:value-type="currency" office:currency="USD" office:value="441" calcext:value-type="currency">
            <text:p>$441.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currency" office:currency="USD" office:value="8.44" calcext:value-type="currency">
            <text:p>$8.4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17]&gt;40; [.D17]-40; 0)" office:value-type="float" office:value="0" calcext:value-type="float">
            <text:p>0</text:p>
          </table:table-cell>
          <table:table-cell table:formula="of:=IF([.E17]&gt;40; [.E17]-40; 0)" office:value-type="float" office:value="1" calcext:value-type="float">
            <text:p>1</text:p>
          </table:table-cell>
          <table:table-cell table:formula="of:=IF([.F17]&gt;40; [.F17]-40; 0)" office:value-type="float" office:value="2" calcext:value-type="float">
            <text:p>2</text:p>
          </table:table-cell>
          <table:table-cell table:formula="of:=IF([.G17]&gt;40; [.G17]-40; 0)" office:value-type="float" office:value="3" calcext:value-type="float">
            <text:p>3</text:p>
          </table:table-cell>
          <table:table-cell table:formula="of:=IF([.H17]&gt;40; [.H17]-40; 0)" office:value-type="float" office:value="4" calcext:value-type="float">
            <text:p>4</text:p>
          </table:table-cell>
          <table:table-cell table:formula="of:=[.$C17]*[.D17]" office:value-type="currency" office:currency="USD" office:value="337.6" calcext:value-type="currency">
            <text:p>$337.60</text:p>
          </table:table-cell>
          <table:table-cell table:formula="of:=[.$C17]*[.E17]" office:value-type="currency" office:currency="USD" office:value="346.04" calcext:value-type="currency">
            <text:p>$346.04</text:p>
          </table:table-cell>
          <table:table-cell table:formula="of:=[.$C17]*[.F17]" office:value-type="currency" office:currency="USD" office:value="354.48" calcext:value-type="currency">
            <text:p>$354.48</text:p>
          </table:table-cell>
          <table:table-cell table:formula="of:=[.$C17]*[.G17]" office:value-type="currency" office:currency="USD" office:value="362.92" calcext:value-type="currency">
            <text:p>$362.92</text:p>
          </table:table-cell>
          <table:table-cell table:formula="of:=[.$C17]*[.H17]" office:value-type="currency" office:currency="USD" office:value="371.36" calcext:value-type="currency">
            <text:p>$371.36</text:p>
          </table:table-cell>
          <table:table-cell table:formula="of:=0.5*[.$C17]*[.I17]" office:value-type="currency" office:currency="USD" office:value="0" calcext:value-type="currency">
            <text:p>$0.00</text:p>
          </table:table-cell>
          <table:table-cell table:formula="of:=0.5*[.$C17]*[.J17]" office:value-type="currency" office:currency="USD" office:value="4.22" calcext:value-type="currency">
            <text:p>$4.22</text:p>
          </table:table-cell>
          <table:table-cell table:formula="of:=0.5*[.$C17]*[.K17]" office:value-type="currency" office:currency="USD" office:value="8.44" calcext:value-type="currency">
            <text:p>$8.44</text:p>
          </table:table-cell>
          <table:table-cell table:formula="of:=0.5*[.$C17]*[.L17]" office:value-type="currency" office:currency="USD" office:value="12.66" calcext:value-type="currency">
            <text:p>$12.66</text:p>
          </table:table-cell>
          <table:table-cell table:formula="of:=0.5*[.$C17]*[.M17]" office:value-type="currency" office:currency="USD" office:value="16.88" calcext:value-type="currency">
            <text:p>$16.88</text:p>
          </table:table-cell>
          <table:table-cell table:formula="of:=[.N17]+[.S17]" office:value-type="currency" office:currency="USD" office:value="337.6" calcext:value-type="currency">
            <text:p>$337.60</text:p>
          </table:table-cell>
          <table:table-cell table:formula="of:=[.O17]+[.T17]" office:value-type="currency" office:currency="USD" office:value="350.26" calcext:value-type="currency">
            <text:p>$350.26</text:p>
          </table:table-cell>
          <table:table-cell table:formula="of:=[.P17]+[.U17]" office:value-type="currency" office:currency="USD" office:value="362.92" calcext:value-type="currency">
            <text:p>$362.92</text:p>
          </table:table-cell>
          <table:table-cell table:formula="of:=[.Q17]+[.V17]" office:value-type="currency" office:currency="USD" office:value="375.58" calcext:value-type="currency">
            <text:p>$375.58</text:p>
          </table:table-cell>
          <table:table-cell table:formula="of:=[.R17]+[.W17]" office:value-type="currency" office:currency="USD" office:value="388.24" calcext:value-type="currency">
            <text:p>$388.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currency" office:currency="USD" office:value="14.2" calcext:value-type="currency">
            <text:p>$14.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18]&gt;40; [.D18]-40; 0)" office:value-type="float" office:value="0" calcext:value-type="float">
            <text:p>0</text:p>
          </table:table-cell>
          <table:table-cell table:formula="of:=IF([.E18]&gt;40; [.E18]-40; 0)" office:value-type="float" office:value="1" calcext:value-type="float">
            <text:p>1</text:p>
          </table:table-cell>
          <table:table-cell table:formula="of:=IF([.F18]&gt;40; [.F18]-40; 0)" office:value-type="float" office:value="2" calcext:value-type="float">
            <text:p>2</text:p>
          </table:table-cell>
          <table:table-cell table:formula="of:=IF([.G18]&gt;40; [.G18]-40; 0)" office:value-type="float" office:value="3" calcext:value-type="float">
            <text:p>3</text:p>
          </table:table-cell>
          <table:table-cell table:formula="of:=IF([.H18]&gt;40; [.H18]-40; 0)" office:value-type="float" office:value="4" calcext:value-type="float">
            <text:p>4</text:p>
          </table:table-cell>
          <table:table-cell table:formula="of:=[.$C18]*[.D18]" office:value-type="currency" office:currency="USD" office:value="568" calcext:value-type="currency">
            <text:p>$568.00</text:p>
          </table:table-cell>
          <table:table-cell table:formula="of:=[.$C18]*[.E18]" office:value-type="currency" office:currency="USD" office:value="582.2" calcext:value-type="currency">
            <text:p>$582.20</text:p>
          </table:table-cell>
          <table:table-cell table:formula="of:=[.$C18]*[.F18]" office:value-type="currency" office:currency="USD" office:value="596.4" calcext:value-type="currency">
            <text:p>$596.40</text:p>
          </table:table-cell>
          <table:table-cell table:formula="of:=[.$C18]*[.G18]" office:value-type="currency" office:currency="USD" office:value="610.6" calcext:value-type="currency">
            <text:p>$610.60</text:p>
          </table:table-cell>
          <table:table-cell table:formula="of:=[.$C18]*[.H18]" office:value-type="currency" office:currency="USD" office:value="624.8" calcext:value-type="currency">
            <text:p>$624.80</text:p>
          </table:table-cell>
          <table:table-cell table:formula="of:=0.5*[.$C18]*[.I18]" office:value-type="currency" office:currency="USD" office:value="0" calcext:value-type="currency">
            <text:p>$0.00</text:p>
          </table:table-cell>
          <table:table-cell table:formula="of:=0.5*[.$C18]*[.J18]" office:value-type="currency" office:currency="USD" office:value="7.1" calcext:value-type="currency">
            <text:p>$7.10</text:p>
          </table:table-cell>
          <table:table-cell table:formula="of:=0.5*[.$C18]*[.K18]" office:value-type="currency" office:currency="USD" office:value="14.2" calcext:value-type="currency">
            <text:p>$14.20</text:p>
          </table:table-cell>
          <table:table-cell table:formula="of:=0.5*[.$C18]*[.L18]" office:value-type="currency" office:currency="USD" office:value="21.3" calcext:value-type="currency">
            <text:p>$21.30</text:p>
          </table:table-cell>
          <table:table-cell table:formula="of:=0.5*[.$C18]*[.M18]" office:value-type="currency" office:currency="USD" office:value="28.4" calcext:value-type="currency">
            <text:p>$28.40</text:p>
          </table:table-cell>
          <table:table-cell table:formula="of:=[.N18]+[.S18]" office:value-type="currency" office:currency="USD" office:value="568" calcext:value-type="currency">
            <text:p>$568.00</text:p>
          </table:table-cell>
          <table:table-cell table:formula="of:=[.O18]+[.T18]" office:value-type="currency" office:currency="USD" office:value="589.3" calcext:value-type="currency">
            <text:p>$589.30</text:p>
          </table:table-cell>
          <table:table-cell table:formula="of:=[.P18]+[.U18]" office:value-type="currency" office:currency="USD" office:value="610.6" calcext:value-type="currency">
            <text:p>$610.60</text:p>
          </table:table-cell>
          <table:table-cell table:formula="of:=[.Q18]+[.V18]" office:value-type="currency" office:currency="USD" office:value="631.9" calcext:value-type="currency">
            <text:p>$631.90</text:p>
          </table:table-cell>
          <table:table-cell table:formula="of:=[.R18]+[.W18]" office:value-type="currency" office:currency="USD" office:value="653.2" calcext:value-type="currency">
            <text:p>$653.2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D19]&gt;40; [.D19]-40; 0)" office:value-type="float" office:value="1" calcext:value-type="float">
            <text:p>1</text:p>
          </table:table-cell>
          <table:table-cell table:formula="of:=IF([.E19]&gt;40; [.E19]-40; 0)" office:value-type="float" office:value="2" calcext:value-type="float">
            <text:p>2</text:p>
          </table:table-cell>
          <table:table-cell table:formula="of:=IF([.F19]&gt;40; [.F19]-40; 0)" office:value-type="float" office:value="3" calcext:value-type="float">
            <text:p>3</text:p>
          </table:table-cell>
          <table:table-cell table:formula="of:=IF([.G19]&gt;40; [.G19]-40; 0)" office:value-type="float" office:value="4" calcext:value-type="float">
            <text:p>4</text:p>
          </table:table-cell>
          <table:table-cell table:formula="of:=IF([.H19]&gt;40; [.H19]-40; 0)" office:value-type="float" office:value="5" calcext:value-type="float">
            <text:p>5</text:p>
          </table:table-cell>
          <table:table-cell table:formula="of:=[.$C19]*[.D19]" office:value-type="currency" office:currency="USD" office:value="1845" calcext:value-type="currency">
            <text:p>$1,845.00</text:p>
          </table:table-cell>
          <table:table-cell table:formula="of:=[.$C19]*[.E19]" office:value-type="currency" office:currency="USD" office:value="1890" calcext:value-type="currency">
            <text:p>$1,890.00</text:p>
          </table:table-cell>
          <table:table-cell table:formula="of:=[.$C19]*[.F19]" office:value-type="currency" office:currency="USD" office:value="1935" calcext:value-type="currency">
            <text:p>$1,935.00</text:p>
          </table:table-cell>
          <table:table-cell table:formula="of:=[.$C19]*[.G19]" office:value-type="currency" office:currency="USD" office:value="1980" calcext:value-type="currency">
            <text:p>$1,980.00</text:p>
          </table:table-cell>
          <table:table-cell table:formula="of:=[.$C19]*[.H19]" office:value-type="currency" office:currency="USD" office:value="2025" calcext:value-type="currency">
            <text:p>$2,025.00</text:p>
          </table:table-cell>
          <table:table-cell table:formula="of:=0.5*[.$C19]*[.I19]" office:value-type="currency" office:currency="USD" office:value="22.5" calcext:value-type="currency">
            <text:p>$22.50</text:p>
          </table:table-cell>
          <table:table-cell table:formula="of:=0.5*[.$C19]*[.J19]" office:value-type="currency" office:currency="USD" office:value="45" calcext:value-type="currency">
            <text:p>$45.00</text:p>
          </table:table-cell>
          <table:table-cell table:formula="of:=0.5*[.$C19]*[.K19]" office:value-type="currency" office:currency="USD" office:value="67.5" calcext:value-type="currency">
            <text:p>$67.50</text:p>
          </table:table-cell>
          <table:table-cell table:formula="of:=0.5*[.$C19]*[.L19]" office:value-type="currency" office:currency="USD" office:value="90" calcext:value-type="currency">
            <text:p>$90.00</text:p>
          </table:table-cell>
          <table:table-cell table:formula="of:=0.5*[.$C19]*[.M19]" office:value-type="currency" office:currency="USD" office:value="112.5" calcext:value-type="currency">
            <text:p>$112.50</text:p>
          </table:table-cell>
          <table:table-cell table:formula="of:=[.N19]+[.S19]" office:value-type="currency" office:currency="USD" office:value="1867.5" calcext:value-type="currency">
            <text:p>$1,867.50</text:p>
          </table:table-cell>
          <table:table-cell table:formula="of:=[.O19]+[.T19]" office:value-type="currency" office:currency="USD" office:value="1935" calcext:value-type="currency">
            <text:p>$1,935.00</text:p>
          </table:table-cell>
          <table:table-cell table:formula="of:=[.P19]+[.U19]" office:value-type="currency" office:currency="USD" office:value="2002.5" calcext:value-type="currency">
            <text:p>$2,002.50</text:p>
          </table:table-cell>
          <table:table-cell table:formula="of:=[.Q19]+[.V19]" office:value-type="currency" office:currency="USD" office:value="2070" calcext:value-type="currency">
            <text:p>$2,070.00</text:p>
          </table:table-cell>
          <table:table-cell table:formula="of:=[.R19]+[.W19]" office:value-type="currency" office:currency="USD" office:value="2137.5" calcext:value-type="currency">
            <text:p>$2,137.5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D20]&gt;40; [.D20]-40; 0)" office:value-type="float" office:value="0" calcext:value-type="float">
            <text:p>0</text:p>
          </table:table-cell>
          <table:table-cell table:formula="of:=IF([.E20]&gt;40; [.E20]-40; 0)" office:value-type="float" office:value="0" calcext:value-type="float">
            <text:p>0</text:p>
          </table:table-cell>
          <table:table-cell table:formula="of:=IF([.F20]&gt;40; [.F20]-40; 0)" office:value-type="float" office:value="1" calcext:value-type="float">
            <text:p>1</text:p>
          </table:table-cell>
          <table:table-cell table:formula="of:=IF([.G20]&gt;40; [.G20]-40; 0)" office:value-type="float" office:value="2" calcext:value-type="float">
            <text:p>2</text:p>
          </table:table-cell>
          <table:table-cell table:formula="of:=IF([.H20]&gt;40; [.H20]-40; 0)" office:value-type="float" office:value="3" calcext:value-type="float">
            <text:p>3</text:p>
          </table:table-cell>
          <table:table-cell table:formula="of:=[.$C20]*[.D20]" office:value-type="currency" office:currency="USD" office:value="1170" calcext:value-type="currency">
            <text:p>$1,170.00</text:p>
          </table:table-cell>
          <table:table-cell table:formula="of:=[.$C20]*[.E20]" office:value-type="currency" office:currency="USD" office:value="1200" calcext:value-type="currency">
            <text:p>$1,200.00</text:p>
          </table:table-cell>
          <table:table-cell table:formula="of:=[.$C20]*[.F20]" office:value-type="currency" office:currency="USD" office:value="1230" calcext:value-type="currency">
            <text:p>$1,230.00</text:p>
          </table:table-cell>
          <table:table-cell table:formula="of:=[.$C20]*[.G20]" office:value-type="currency" office:currency="USD" office:value="1260" calcext:value-type="currency">
            <text:p>$1,260.00</text:p>
          </table:table-cell>
          <table:table-cell table:formula="of:=[.$C20]*[.H20]" office:value-type="currency" office:currency="USD" office:value="1290" calcext:value-type="currency">
            <text:p>$1,290.00</text:p>
          </table:table-cell>
          <table:table-cell table:formula="of:=0.5*[.$C20]*[.I20]" office:value-type="currency" office:currency="USD" office:value="0" calcext:value-type="currency">
            <text:p>$0.00</text:p>
          </table:table-cell>
          <table:table-cell table:formula="of:=0.5*[.$C20]*[.J20]" office:value-type="currency" office:currency="USD" office:value="0" calcext:value-type="currency">
            <text:p>$0.00</text:p>
          </table:table-cell>
          <table:table-cell table:formula="of:=0.5*[.$C20]*[.K20]" office:value-type="currency" office:currency="USD" office:value="15" calcext:value-type="currency">
            <text:p>$15.00</text:p>
          </table:table-cell>
          <table:table-cell table:formula="of:=0.5*[.$C20]*[.L20]" office:value-type="currency" office:currency="USD" office:value="30" calcext:value-type="currency">
            <text:p>$30.00</text:p>
          </table:table-cell>
          <table:table-cell table:formula="of:=0.5*[.$C20]*[.M20]" office:value-type="currency" office:currency="USD" office:value="45" calcext:value-type="currency">
            <text:p>$45.00</text:p>
          </table:table-cell>
          <table:table-cell table:formula="of:=[.N20]+[.S20]" office:value-type="currency" office:currency="USD" office:value="1170" calcext:value-type="currency">
            <text:p>$1,170.00</text:p>
          </table:table-cell>
          <table:table-cell table:formula="of:=[.O20]+[.T20]" office:value-type="currency" office:currency="USD" office:value="1200" calcext:value-type="currency">
            <text:p>$1,200.00</text:p>
          </table:table-cell>
          <table:table-cell table:formula="of:=[.P20]+[.U20]" office:value-type="currency" office:currency="USD" office:value="1245" calcext:value-type="currency">
            <text:p>$1,245.00</text:p>
          </table:table-cell>
          <table:table-cell table:formula="of:=[.Q20]+[.V20]" office:value-type="currency" office:currency="USD" office:value="1290" calcext:value-type="currency">
            <text:p>$1,290.00</text:p>
          </table:table-cell>
          <table:table-cell table:formula="of:=[.R20]+[.W20]" office:value-type="currency" office:currency="USD" office:value="1335" calcext:value-type="currency">
            <text:p>$1,335.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5"/>
          <table:table-cell table:number-columns-repeated="5"/>
          <table:table-cell table:style-name="ce14" table:number-columns-repeated="5"/>
          <table:table-cell table:style-name="ce18"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:.C20])" office:value-type="currency" office:currency="USD" office:value="45" calcext:value-type="currency">
            <text:p>$45.00</text:p>
          </table:table-cell>
          <table:table-cell table:style-name="ce7" table:formula="of:=MAX([.D4:.D20])" office:value-type="float" office:value="55" calcext:value-type="float">
            <text:p>55.00</text:p>
          </table:table-cell>
          <table:table-cell table:style-name="ce7" table:formula="of:=MAX([.E4:.E20])" office:value-type="float" office:value="56" calcext:value-type="float">
            <text:p>56.00</text:p>
          </table:table-cell>
          <table:table-cell table:style-name="ce7" table:formula="of:=MAX([.F4:.F20])" office:value-type="float" office:value="57" calcext:value-type="float">
            <text:p>57.00</text:p>
          </table:table-cell>
          <table:table-cell table:style-name="ce7" table:formula="of:=MAX([.G4:.G20])" office:value-type="float" office:value="58" calcext:value-type="float">
            <text:p>58.00</text:p>
          </table:table-cell>
          <table:table-cell table:style-name="ce7" table:formula="of:=MAX([.H4:.H20])" office:value-type="float" office:value="59" calcext:value-type="float">
            <text:p>59.00</text:p>
          </table:table-cell>
          <table:table-cell table:style-name="ce2" table:number-columns-repeated="4"/>
          <table:table-cell table:style-name="Default"/>
          <table:table-cell table:formula="of:=MAX([.N4:.N20])" office:value-type="currency" office:currency="USD" office:value="1845" calcext:value-type="currency">
            <text:p>$1,845.00</text:p>
          </table:table-cell>
          <table:table-cell table:formula="of:=MAX([.O4:.O20])" office:value-type="currency" office:currency="USD" office:value="1890" calcext:value-type="currency">
            <text:p>$1,890.00</text:p>
          </table:table-cell>
          <table:table-cell table:formula="of:=MAX([.P4:.P20])" office:value-type="currency" office:currency="USD" office:value="1935" calcext:value-type="currency">
            <text:p>$1,935.00</text:p>
          </table:table-cell>
          <table:table-cell table:formula="of:=MAX([.Q4:.Q20])" office:value-type="currency" office:currency="USD" office:value="1980" calcext:value-type="currency">
            <text:p>$1,980.00</text:p>
          </table:table-cell>
          <table:table-cell table:formula="of:=MAX([.R4:.R20])" office:value-type="currency" office:currency="USD" office:value="2025" calcext:value-type="currency">
            <text:p>$2,025.00</text:p>
          </table:table-cell>
          <table:table-cell table:style-name="ce16" table:formula="of:=MAX([.S4:.S20])" office:value-type="currency" office:currency="USD" office:value="135" calcext:value-type="currency">
            <text:p>$135.00</text:p>
          </table:table-cell>
          <table:table-cell table:style-name="ce16" table:formula="of:=MAX([.T4:.T20])" office:value-type="currency" office:currency="USD" office:value="144" calcext:value-type="currency">
            <text:p>$144.00</text:p>
          </table:table-cell>
          <table:table-cell table:style-name="ce16" table:formula="of:=MAX([.U4:.U20])" office:value-type="currency" office:currency="USD" office:value="153" calcext:value-type="currency">
            <text:p>$153.00</text:p>
          </table:table-cell>
          <table:table-cell table:style-name="ce16" table:formula="of:=MAX([.V4:.V20])" office:value-type="currency" office:currency="USD" office:value="162" calcext:value-type="currency">
            <text:p>$162.00</text:p>
          </table:table-cell>
          <table:table-cell table:style-name="ce16" table:formula="of:=MAX([.W4:.W20])" office:value-type="currency" office:currency="USD" office:value="171" calcext:value-type="currency">
            <text:p>$171.00</text:p>
          </table:table-cell>
          <table:table-cell table:formula="of:=MAX([.X4:.X20])" office:value-type="currency" office:currency="USD" office:value="1867.5" calcext:value-type="currency">
            <text:p>$1,867.50</text:p>
          </table:table-cell>
          <table:table-cell table:formula="of:=MAX([.Y4:.Y20])" office:value-type="currency" office:currency="USD" office:value="1935" calcext:value-type="currency">
            <text:p>$1,935.00</text:p>
          </table:table-cell>
          <table:table-cell table:formula="of:=MAX([.Z4:.Z20])" office:value-type="currency" office:currency="USD" office:value="2002.5" calcext:value-type="currency">
            <text:p>$2,002.50</text:p>
          </table:table-cell>
          <table:table-cell table:formula="of:=MAX([.AA4:.AA20])" office:value-type="currency" office:currency="USD" office:value="2070" calcext:value-type="currency">
            <text:p>$2,070.00</text:p>
          </table:table-cell>
          <table:table-cell table:formula="of:=MAX([.AB4:.AB20])" office:value-type="currency" office:currency="USD" office:value="2137.5" calcext:value-type="currency">
            <text:p>$2,137.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4:.C20])" office:value-type="currency" office:currency="USD" office:value="6.9" calcext:value-type="currency">
            <text:p>$6.90</text:p>
          </table:table-cell>
          <table:table-cell table:style-name="ce7" table:formula="of:=MIN([.D4:.D20])" office:value-type="float" office:value="29" calcext:value-type="float">
            <text:p>29.00</text:p>
          </table:table-cell>
          <table:table-cell table:style-name="ce7" table:formula="of:=MIN([.E4:.E20])" office:value-type="float" office:value="30" calcext:value-type="float">
            <text:p>30.00</text:p>
          </table:table-cell>
          <table:table-cell table:style-name="ce7" table:formula="of:=MIN([.F4:.F20])" office:value-type="float" office:value="31" calcext:value-type="float">
            <text:p>31.00</text:p>
          </table:table-cell>
          <table:table-cell table:style-name="ce7" table:formula="of:=MIN([.G4:.G20])" office:value-type="float" office:value="32" calcext:value-type="float">
            <text:p>32.00</text:p>
          </table:table-cell>
          <table:table-cell table:style-name="ce7" table:formula="of:=MIN([.H4:.H20])" office:value-type="float" office:value="33" calcext:value-type="float">
            <text:p>33.00</text:p>
          </table:table-cell>
          <table:table-cell table:style-name="ce2" table:number-columns-repeated="4"/>
          <table:table-cell table:style-name="Default"/>
          <table:table-cell table:formula="of:=MIN([.N4:.N20])" office:value-type="currency" office:currency="USD" office:value="269.1" calcext:value-type="currency">
            <text:p>$269.10</text:p>
          </table:table-cell>
          <table:table-cell table:formula="of:=MIN([.O4:.O20])" office:value-type="currency" office:currency="USD" office:value="276" calcext:value-type="currency">
            <text:p>$276.00</text:p>
          </table:table-cell>
          <table:table-cell table:formula="of:=MIN([.P4:.P20])" office:value-type="currency" office:currency="USD" office:value="282.9" calcext:value-type="currency">
            <text:p>$282.90</text:p>
          </table:table-cell>
          <table:table-cell table:formula="of:=MIN([.Q4:.Q20])" office:value-type="currency" office:currency="USD" office:value="289.8" calcext:value-type="currency">
            <text:p>$289.80</text:p>
          </table:table-cell>
          <table:table-cell table:formula="of:=MIN([.R4:.R20])" office:value-type="currency" office:currency="USD" office:value="296.7" calcext:value-type="currency">
            <text:p>$296.70</text:p>
          </table:table-cell>
          <table:table-cell table:style-name="ce16" table:formula="of:=MIN([.S4:.S20])" office:value-type="currency" office:currency="USD" office:value="0" calcext:value-type="currency">
            <text:p>$0.00</text:p>
          </table:table-cell>
          <table:table-cell table:style-name="ce16" table:formula="of:=MIN([.T4:.T20])" office:value-type="currency" office:currency="USD" office:value="0" calcext:value-type="currency">
            <text:p>$0.00</text:p>
          </table:table-cell>
          <table:table-cell table:style-name="ce16" table:formula="of:=MIN([.U4:.U20])" office:value-type="currency" office:currency="USD" office:value="0" calcext:value-type="currency">
            <text:p>$0.00</text:p>
          </table:table-cell>
          <table:table-cell table:style-name="ce16" table:formula="of:=MIN([.V4:.V20])" office:value-type="currency" office:currency="USD" office:value="0" calcext:value-type="currency">
            <text:p>$0.00</text:p>
          </table:table-cell>
          <table:table-cell table:style-name="ce16" table:formula="of:=MIN([.W4:.W20])" office:value-type="currency" office:currency="USD" office:value="0" calcext:value-type="currency">
            <text:p>$0.00</text:p>
          </table:table-cell>
          <table:table-cell table:formula="of:=MIN([.X4:.X20])" office:value-type="currency" office:currency="USD" office:value="269.1" calcext:value-type="currency">
            <text:p>$269.10</text:p>
          </table:table-cell>
          <table:table-cell table:formula="of:=MIN([.Y4:.Y20])" office:value-type="currency" office:currency="USD" office:value="276" calcext:value-type="currency">
            <text:p>$276.00</text:p>
          </table:table-cell>
          <table:table-cell table:formula="of:=MIN([.Z4:.Z20])" office:value-type="currency" office:currency="USD" office:value="286.35" calcext:value-type="currency">
            <text:p>$286.35</text:p>
          </table:table-cell>
          <table:table-cell table:formula="of:=MIN([.AA4:.AA20])" office:value-type="currency" office:currency="USD" office:value="296.7" calcext:value-type="currency">
            <text:p>$296.70</text:p>
          </table:table-cell>
          <table:table-cell table:formula="of:=MIN([.AB4:.AB20])" office:value-type="currency" office:currency="USD" office:value="307.05" calcext:value-type="currency">
            <text:p>$307.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4:.C20])" office:value-type="currency" office:currency="USD" office:value="16.4847058823529" calcext:value-type="currency">
            <text:p>$16.48</text:p>
          </table:table-cell>
          <table:table-cell table:style-name="ce7" table:formula="of:=AVERAGE([.D4:.D20])" office:value-type="float" office:value="40.8823529411765" calcext:value-type="float">
            <text:p>40.88</text:p>
          </table:table-cell>
          <table:table-cell table:style-name="ce7" table:formula="of:=AVERAGE([.E4:.E20])" office:value-type="float" office:value="41.8823529411765" calcext:value-type="float">
            <text:p>41.88</text:p>
          </table:table-cell>
          <table:table-cell table:style-name="ce7" table:formula="of:=AVERAGE([.F4:.F20])" office:value-type="float" office:value="42.8823529411765" calcext:value-type="float">
            <text:p>42.88</text:p>
          </table:table-cell>
          <table:table-cell table:style-name="ce7" table:formula="of:=AVERAGE([.G4:.G20])" office:value-type="float" office:value="43.8823529411765" calcext:value-type="float">
            <text:p>43.88</text:p>
          </table:table-cell>
          <table:table-cell table:style-name="ce7" table:formula="of:=AVERAGE([.H4:.H20])" office:value-type="float" office:value="44.8823529411765" calcext:value-type="float">
            <text:p>44.88</text:p>
          </table:table-cell>
          <table:table-cell table:style-name="ce2" table:number-columns-repeated="4"/>
          <table:table-cell table:style-name="Default"/>
          <table:table-cell table:formula="of:=AVERAGE([.N4:.N20])" office:value-type="currency" office:currency="USD" office:value="678.364705882353" calcext:value-type="currency">
            <text:p>$678.36</text:p>
          </table:table-cell>
          <table:table-cell table:formula="of:=AVERAGE([.O4:.O20])" office:value-type="currency" office:currency="USD" office:value="694.849411764706" calcext:value-type="currency">
            <text:p>$694.85</text:p>
          </table:table-cell>
          <table:table-cell table:formula="of:=AVERAGE([.P4:.P20])" office:value-type="currency" office:currency="USD" office:value="711.334117647059" calcext:value-type="currency">
            <text:p>$711.33</text:p>
          </table:table-cell>
          <table:table-cell table:formula="of:=AVERAGE([.Q4:.Q20])" office:value-type="currency" office:currency="USD" office:value="727.818823529412" calcext:value-type="currency">
            <text:p>$727.82</text:p>
          </table:table-cell>
          <table:table-cell table:formula="of:=AVERAGE([.R4:.R20])" office:value-type="currency" office:currency="USD" office:value="744.303529411765" calcext:value-type="currency">
            <text:p>$744.30</text:p>
          </table:table-cell>
          <table:table-cell table:style-name="ce16" table:formula="of:=AVERAGE([.S4:.S20])" office:value-type="currency" office:currency="USD" office:value="18.9323529411765" calcext:value-type="currency">
            <text:p>$18.93</text:p>
          </table:table-cell>
          <table:table-cell table:style-name="ce16" table:formula="of:=AVERAGE([.T4:.T20])" office:value-type="currency" office:currency="USD" office:value="25.1423529411765" calcext:value-type="currency">
            <text:p>$25.14</text:p>
          </table:table-cell>
          <table:table-cell table:style-name="ce16" table:formula="of:=AVERAGE([.U4:.U20])" office:value-type="currency" office:currency="USD" office:value="32.4376470588235" calcext:value-type="currency">
            <text:p>$32.44</text:p>
          </table:table-cell>
          <table:table-cell table:style-name="ce16" table:formula="of:=AVERAGE([.V4:.V20])" office:value-type="currency" office:currency="USD" office:value="39.7329411764706" calcext:value-type="currency">
            <text:p>$39.73</text:p>
          </table:table-cell>
          <table:table-cell table:style-name="ce16" table:formula="of:=AVERAGE([.W4:.W20])" office:value-type="currency" office:currency="USD" office:value="47.0282352941176" calcext:value-type="currency">
            <text:p>$47.03</text:p>
          </table:table-cell>
          <table:table-cell table:formula="of:=AVERAGE([.X4:.X20])" office:value-type="currency" office:currency="USD" office:value="697.29705882353" calcext:value-type="currency">
            <text:p>$697.30</text:p>
          </table:table-cell>
          <table:table-cell table:formula="of:=AVERAGE([.Y4:.Y20])" office:value-type="currency" office:currency="USD" office:value="719.991764705882" calcext:value-type="currency">
            <text:p>$719.99</text:p>
          </table:table-cell>
          <table:table-cell table:formula="of:=AVERAGE([.Z4:.Z20])" office:value-type="currency" office:currency="USD" office:value="743.771764705882" calcext:value-type="currency">
            <text:p>$743.77</text:p>
          </table:table-cell>
          <table:table-cell table:formula="of:=AVERAGE([.AA4:.AA20])" office:value-type="currency" office:currency="USD" office:value="767.551764705882" calcext:value-type="currency">
            <text:p>$767.55</text:p>
          </table:table-cell>
          <table:table-cell table:formula="of:=AVERAGE([.AB4:.AB20])" office:value-type="currency" office:currency="USD" office:value="791.331764705882" calcext:value-type="currency">
            <text:p>$791.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formula="of:=SUM([.D4:.D20])" office:value-type="float" office:value="695" calcext:value-type="float">
            <text:p>695</text:p>
          </table:table-cell>
          <table:table-cell table:formula="of:=SUM([.E4:.E20])" office:value-type="float" office:value="712" calcext:value-type="float">
            <text:p>712</text:p>
          </table:table-cell>
          <table:table-cell table:formula="of:=SUM([.F4:.F20])" office:value-type="float" office:value="729" calcext:value-type="float">
            <text:p>729</text:p>
          </table:table-cell>
          <table:table-cell table:formula="of:=SUM([.G4:.G20])" office:value-type="float" office:value="746" calcext:value-type="float">
            <text:p>746</text:p>
          </table:table-cell>
          <table:table-cell table:formula="of:=SUM([.H4:.H20])" office:value-type="float" office:value="763" calcext:value-type="float">
            <text:p>763</text:p>
          </table:table-cell>
          <table:table-cell table:style-name="Default" table:number-columns-repeated="5"/>
          <table:table-cell table:formula="of:=SUM([.N4:.N20])" office:value-type="currency" office:currency="USD" office:value="11532.2" calcext:value-type="currency">
            <text:p>$11,532.20</text:p>
          </table:table-cell>
          <table:table-cell table:formula="of:=SUM([.O4:.O20])" office:value-type="currency" office:currency="USD" office:value="11812.44" calcext:value-type="currency">
            <text:p>$11,812.44</text:p>
          </table:table-cell>
          <table:table-cell table:formula="of:=SUM([.P4:.P20])" office:value-type="currency" office:currency="USD" office:value="12092.68" calcext:value-type="currency">
            <text:p>$12,092.68</text:p>
          </table:table-cell>
          <table:table-cell table:formula="of:=SUM([.Q4:.Q20])" office:value-type="currency" office:currency="USD" office:value="12372.92" calcext:value-type="currency">
            <text:p>$12,372.92</text:p>
          </table:table-cell>
          <table:table-cell table:formula="of:=SUM([.R4:.R20])" office:value-type="currency" office:currency="USD" office:value="12653.16" calcext:value-type="currency">
            <text:p>$12,653.16</text:p>
          </table:table-cell>
          <table:table-cell table:style-name="ce16" table:formula="of:=SUM([.S4:.S20])" office:value-type="currency" office:currency="USD" office:value="321.85" calcext:value-type="currency">
            <text:p>$321.85</text:p>
          </table:table-cell>
          <table:table-cell table:style-name="ce16" table:formula="of:=SUM([.T4:.T20])" office:value-type="currency" office:currency="USD" office:value="427.42" calcext:value-type="currency">
            <text:p>$427.42</text:p>
          </table:table-cell>
          <table:table-cell table:style-name="ce16" table:formula="of:=SUM([.U4:.U20])" office:value-type="currency" office:currency="USD" office:value="551.44" calcext:value-type="currency">
            <text:p>$551.44</text:p>
          </table:table-cell>
          <table:table-cell table:style-name="ce16" table:formula="of:=SUM([.V4:.V20])" office:value-type="currency" office:currency="USD" office:value="675.46" calcext:value-type="currency">
            <text:p>$675.46</text:p>
          </table:table-cell>
          <table:table-cell table:style-name="ce16" table:formula="of:=SUM([.W4:.W20])" office:value-type="currency" office:currency="USD" office:value="799.48" calcext:value-type="currency">
            <text:p>$799.48</text:p>
          </table:table-cell>
          <table:table-cell table:formula="of:=SUM([.X4:.X20])" office:value-type="currency" office:currency="USD" office:value="11854.05" calcext:value-type="currency">
            <text:p>$11,854.05</text:p>
          </table:table-cell>
          <table:table-cell table:formula="of:=SUM([.Y4:.Y20])" office:value-type="currency" office:currency="USD" office:value="12239.86" calcext:value-type="currency">
            <text:p>$12,239.86</text:p>
          </table:table-cell>
          <table:table-cell table:formula="of:=SUM([.Z4:.Z20])" office:value-type="currency" office:currency="USD" office:value="12644.12" calcext:value-type="currency">
            <text:p>$12,644.12</text:p>
          </table:table-cell>
          <table:table-cell table:formula="of:=SUM([.AA4:.AA20])" office:value-type="currency" office:currency="USD" office:value="13048.38" calcext:value-type="currency">
            <text:p>$13,048.38</text:p>
          </table:table-cell>
          <table:table-cell table:formula="of:=SUM([.AB4:.AB20])" office:value-type="currency" office:currency="USD" office:value="13452.64" calcext:value-type="currency">
            <text:p>$13,452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3" loext:min-decimal-places="3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8:32:25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2:07:13.979000000</meta:creation-date>
    <dc:date>2021-07-14T19:48:46.877000000</dc:date>
    <meta:editing-duration>PT3H32M</meta:editing-duration>
    <meta:editing-cycles>12</meta:editing-cycles>
    <meta:generator>LibreOffice/6.2.3.2$Windows_X86_64 LibreOffice_project/aecc05fe267cc68dde00352a451aa867b3b546ac</meta:generator>
    <meta:document-statistic meta:table-count="1" meta:cell-count="597" meta:object-count="0"/>
  </office:meta>
</office:document-meta>
</file>